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]-[.F$2])^2" office:value-type="float" office:value="29.246464">
            <text:p>29.246464</text:p>
          </table:table-cell>
          <table:table-cell table:formula="of:=([.B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2]-[.F$2])^2" office:value-type="float" office:value="1.982464">
            <text:p>1.982464</text:p>
          </table:table-cell>
          <table:table-cell table:formula="of:=([.B2]-[.J$2])^2" office:value-type="float" office:value="7.50759999999999">
            <text:p>7.5076</text:p>
          </table:table-cell>
          <table:table-cell/>
          <table:table-cell table:formula="of:=SUM([.A1:.A1000])/1000" office:value-type="float" office:value="21.408">
            <text:p>21.408</text:p>
          </table:table-cell>
          <table:table-cell table:formula="of:=SUM([.C1:.C1000])/999" office:value-type="float" office:value="18.8183543543543">
            <text:p>18.8183543544</text:p>
          </table:table-cell>
          <table:table-cell table:formula="of:=MAX([.A1:.A1000])" office:value-type="float" office:value="53">
            <text:p>53</text:p>
          </table:table-cell>
          <table:table-cell table:formula="of:=MIN([.A1:.A1000])" office:value-type="float" office:value="14">
            <text:p>14</text:p>
          </table:table-cell>
          <table:table-cell table:formula="of:=SUM([.B1:.B1000])/1000" office:value-type="float" office:value="17.74">
            <text:p>17.74</text:p>
          </table:table-cell>
          <table:table-cell table:formula="of:=SUM([.D1:.D1000])/999" office:value-type="float" office:value="15.0334334334335">
            <text:p>15.0334334334</text:p>
          </table:table-cell>
          <table:table-cell table:formula="of:=MAX([.B1:.B1000])" office:value-type="float" office:value="46">
            <text:p>46</text:p>
          </table:table-cell>
          <table:table-cell table:formula="of:=MIN([.B1:.B1000])" office:value-type="float" office:value="12">
            <text:p>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]-[.F$2])^2" office:value-type="float" office:value="2.534464">
            <text:p>2.534464</text:p>
          </table:table-cell>
          <table:table-cell table:formula="of:=([.B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]-[.F$2])^2" office:value-type="float" office:value="29.246464">
            <text:p>29.246464</text:p>
          </table:table-cell>
          <table:table-cell table:formula="of:=([.B4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]-[.F$2])^2" office:value-type="float" office:value="5.79846400000001">
            <text:p>5.798464</text:p>
          </table:table-cell>
          <table:table-cell table:formula="of:=([.B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]-[.F$2])^2" office:value-type="float" office:value="0.350463999999998">
            <text:p>0.350464</text:p>
          </table:table-cell>
          <table:table-cell table:formula="of:=([.B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7]-[.F$2])^2" office:value-type="float" office:value="1.982464">
            <text:p>1.982464</text:p>
          </table:table-cell>
          <table:table-cell table:formula="of:=([.B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8]-[.F$2])^2" office:value-type="float" office:value="0.350463999999998">
            <text:p>0.350464</text:p>
          </table:table-cell>
          <table:table-cell table:formula="of:=([.B8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9]-[.F$2])^2" office:value-type="float" office:value="0.166464000000001">
            <text:p>0.166464</text:p>
          </table:table-cell>
          <table:table-cell table:formula="of:=([.B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0]-[.F$2])^2" office:value-type="float" office:value="0.350463999999998">
            <text:p>0.350464</text:p>
          </table:table-cell>
          <table:table-cell table:formula="of:=([.B1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table:formula="of:=([.A11]-[.F$2])^2" office:value-type="float" office:value="212.926464">
            <text:p>212.926464</text:p>
          </table:table-cell>
          <table:table-cell table:formula="of:=([.B11]-[.J$2])^2" office:value-type="float" office:value="150.3076">
            <text:p>150.3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2]-[.F$2])^2" office:value-type="float" office:value="11.614464">
            <text:p>11.614464</text:p>
          </table:table-cell>
          <table:table-cell table:formula="of:=([.B1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3]-[.F$2])^2" office:value-type="float" office:value="5.79846400000001">
            <text:p>5.798464</text:p>
          </table:table-cell>
          <table:table-cell table:formula="of:=([.B13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14]-[.F$2])^2" office:value-type="float" office:value="0.166464000000001">
            <text:p>0.166464</text:p>
          </table:table-cell>
          <table:table-cell table:formula="of:=([.B1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15]-[.F$2])^2" office:value-type="float" office:value="2.534464">
            <text:p>2.534464</text:p>
          </table:table-cell>
          <table:table-cell table:formula="of:=([.B1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16]-[.F$2])^2" office:value-type="float" office:value="73.822464">
            <text:p>73.822464</text:p>
          </table:table-cell>
          <table:table-cell table:formula="of:=([.B1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7]-[.F$2])^2" office:value-type="float" office:value="2.534464">
            <text:p>2.534464</text:p>
          </table:table-cell>
          <table:table-cell table:formula="of:=([.B1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8]-[.F$2])^2" office:value-type="float" office:value="2.534464">
            <text:p>2.534464</text:p>
          </table:table-cell>
          <table:table-cell table:formula="of:=([.B1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19]-[.F$2])^2" office:value-type="float" office:value="11.614464">
            <text:p>11.614464</text:p>
          </table:table-cell>
          <table:table-cell table:formula="of:=([.B1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0]-[.F$2])^2" office:value-type="float" office:value="19.430464">
            <text:p>19.430464</text:p>
          </table:table-cell>
          <table:table-cell table:formula="of:=([.B2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21]-[.F$2])^2" office:value-type="float" office:value="12.902464">
            <text:p>12.902464</text:p>
          </table:table-cell>
          <table:table-cell table:formula="of:=([.B2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2]-[.F$2])^2" office:value-type="float" office:value="2.534464">
            <text:p>2.534464</text:p>
          </table:table-cell>
          <table:table-cell table:formula="of:=([.B2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3]-[.F$2])^2" office:value-type="float" office:value="0.350463999999998">
            <text:p>0.350464</text:p>
          </table:table-cell>
          <table:table-cell table:formula="of:=([.B2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4]-[.F$2])^2" office:value-type="float" office:value="0.350463999999998">
            <text:p>0.350464</text:p>
          </table:table-cell>
          <table:table-cell table:formula="of:=([.B2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5]-[.F$2])^2" office:value-type="float" office:value="0.350463999999998">
            <text:p>0.350464</text:p>
          </table:table-cell>
          <table:table-cell table:formula="of:=([.B2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formula="of:=([.A26]-[.F$2])^2" office:value-type="float" office:value="134.374464">
            <text:p>134.374464</text:p>
          </table:table-cell>
          <table:table-cell table:formula="of:=([.B26]-[.J$2])^2" office:value-type="float" office:value="370.9476">
            <text:p>370.94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]-[.F$2])^2" office:value-type="float" office:value="29.246464">
            <text:p>29.246464</text:p>
          </table:table-cell>
          <table:table-cell table:formula="of:=([.B2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8]-[.F$2])^2" office:value-type="float" office:value="29.246464">
            <text:p>29.246464</text:p>
          </table:table-cell>
          <table:table-cell table:formula="of:=([.B28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29]-[.F$2])^2" office:value-type="float" office:value="2.534464">
            <text:p>2.534464</text:p>
          </table:table-cell>
          <table:table-cell table:formula="of:=([.B2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30]-[.F$2])^2" office:value-type="float" office:value="29.246464">
            <text:p>29.246464</text:p>
          </table:table-cell>
          <table:table-cell table:formula="of:=([.B3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1]-[.F$2])^2" office:value-type="float" office:value="0.350463999999998">
            <text:p>0.350464</text:p>
          </table:table-cell>
          <table:table-cell table:formula="of:=([.B3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2]-[.F$2])^2" office:value-type="float" office:value="0.350463999999998">
            <text:p>0.350464</text:p>
          </table:table-cell>
          <table:table-cell table:formula="of:=([.B3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3]-[.F$2])^2" office:value-type="float" office:value="1.982464">
            <text:p>1.982464</text:p>
          </table:table-cell>
          <table:table-cell table:formula="of:=([.B33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4]-[.F$2])^2" office:value-type="float" office:value="0.350463999999998">
            <text:p>0.350464</text:p>
          </table:table-cell>
          <table:table-cell table:formula="of:=([.B3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35]-[.F$2])^2" office:value-type="float" office:value="2.534464">
            <text:p>2.534464</text:p>
          </table:table-cell>
          <table:table-cell table:formula="of:=([.B3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6]-[.F$2])^2" office:value-type="float" office:value="2.534464">
            <text:p>2.534464</text:p>
          </table:table-cell>
          <table:table-cell table:formula="of:=([.B3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7]-[.F$2])^2" office:value-type="float" office:value="0.350463999999998">
            <text:p>0.350464</text:p>
          </table:table-cell>
          <table:table-cell table:formula="of:=([.B3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8]-[.F$2])^2" office:value-type="float" office:value="1.982464">
            <text:p>1.982464</text:p>
          </table:table-cell>
          <table:table-cell table:formula="of:=([.B3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9]-[.F$2])^2" office:value-type="float" office:value="0.350463999999998">
            <text:p>0.350464</text:p>
          </table:table-cell>
          <table:table-cell table:formula="of:=([.B3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]-[.F$2])^2" office:value-type="float" office:value="0.350463999999998">
            <text:p>0.350464</text:p>
          </table:table-cell>
          <table:table-cell table:formula="of:=([.B4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41]-[.F$2])^2" office:value-type="float" office:value="1.982464">
            <text:p>1.982464</text:p>
          </table:table-cell>
          <table:table-cell table:formula="of:=([.B4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42]-[.F$2])^2" office:value-type="float" office:value="0.350463999999998">
            <text:p>0.350464</text:p>
          </table:table-cell>
          <table:table-cell table:formula="of:=([.B4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]-[.F$2])^2" office:value-type="float" office:value="29.246464">
            <text:p>29.246464</text:p>
          </table:table-cell>
          <table:table-cell table:formula="of:=([.B43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4]-[.F$2])^2" office:value-type="float" office:value="11.614464">
            <text:p>11.614464</text:p>
          </table:table-cell>
          <table:table-cell table:formula="of:=([.B4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5]-[.F$2])^2" office:value-type="float" office:value="1.982464">
            <text:p>1.982464</text:p>
          </table:table-cell>
          <table:table-cell table:formula="of:=([.B4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46]-[.F$2])^2" office:value-type="float" office:value="0.350463999999998">
            <text:p>0.350464</text:p>
          </table:table-cell>
          <table:table-cell table:formula="of:=([.B4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47]-[.F$2])^2" office:value-type="float" office:value="11.614464">
            <text:p>11.614464</text:p>
          </table:table-cell>
          <table:table-cell table:formula="of:=([.B4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8]-[.F$2])^2" office:value-type="float" office:value="0.350463999999998">
            <text:p>0.350464</text:p>
          </table:table-cell>
          <table:table-cell table:formula="of:=([.B4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49]-[.F$2])^2" office:value-type="float" office:value="19.430464">
            <text:p>19.430464</text:p>
          </table:table-cell>
          <table:table-cell table:formula="of:=([.B4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0]-[.F$2])^2" office:value-type="float" office:value="0.350463999999998">
            <text:p>0.350464</text:p>
          </table:table-cell>
          <table:table-cell table:formula="of:=([.B5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1]-[.F$2])^2" office:value-type="float" office:value="41.062464">
            <text:p>41.062464</text:p>
          </table:table-cell>
          <table:table-cell table:formula="of:=([.B5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2]-[.F$2])^2" office:value-type="float" office:value="5.79846400000001">
            <text:p>5.798464</text:p>
          </table:table-cell>
          <table:table-cell table:formula="of:=([.B52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3]-[.F$2])^2" office:value-type="float" office:value="41.062464">
            <text:p>41.062464</text:p>
          </table:table-cell>
          <table:table-cell table:formula="of:=([.B5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54]-[.F$2])^2" office:value-type="float" office:value="1.982464">
            <text:p>1.982464</text:p>
          </table:table-cell>
          <table:table-cell table:formula="of:=([.B5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5]-[.F$2])^2" office:value-type="float" office:value="5.79846400000001">
            <text:p>5.798464</text:p>
          </table:table-cell>
          <table:table-cell table:formula="of:=([.B5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6]-[.F$2])^2" office:value-type="float" office:value="0.350463999999998">
            <text:p>0.350464</text:p>
          </table:table-cell>
          <table:table-cell table:formula="of:=([.B5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7]-[.F$2])^2" office:value-type="float" office:value="5.79846400000001">
            <text:p>5.798464</text:p>
          </table:table-cell>
          <table:table-cell table:formula="of:=([.B5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8]-[.F$2])^2" office:value-type="float" office:value="19.430464">
            <text:p>19.430464</text:p>
          </table:table-cell>
          <table:table-cell table:formula="of:=([.B5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9]-[.F$2])^2" office:value-type="float" office:value="0.350463999999998">
            <text:p>0.350464</text:p>
          </table:table-cell>
          <table:table-cell table:formula="of:=([.B5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]-[.F$2])^2" office:value-type="float" office:value="0.350463999999998">
            <text:p>0.350464</text:p>
          </table:table-cell>
          <table:table-cell table:formula="of:=([.B6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1]-[.F$2])^2" office:value-type="float" office:value="0.350463999999998">
            <text:p>0.350464</text:p>
          </table:table-cell>
          <table:table-cell table:formula="of:=([.B61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2]-[.F$2])^2" office:value-type="float" office:value="1.982464">
            <text:p>1.982464</text:p>
          </table:table-cell>
          <table:table-cell table:formula="of:=([.B6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3]-[.F$2])^2" office:value-type="float" office:value="1.982464">
            <text:p>1.982464</text:p>
          </table:table-cell>
          <table:table-cell table:formula="of:=([.B6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4]-[.F$2])^2" office:value-type="float" office:value="0.350463999999998">
            <text:p>0.350464</text:p>
          </table:table-cell>
          <table:table-cell table:formula="of:=([.B6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65]-[.F$2])^2" office:value-type="float" office:value="0.350463999999998">
            <text:p>0.350464</text:p>
          </table:table-cell>
          <table:table-cell table:formula="of:=([.B6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6]-[.F$2])^2" office:value-type="float" office:value="5.79846400000001">
            <text:p>5.798464</text:p>
          </table:table-cell>
          <table:table-cell table:formula="of:=([.B6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7]-[.F$2])^2" office:value-type="float" office:value="0.350463999999998">
            <text:p>0.350464</text:p>
          </table:table-cell>
          <table:table-cell table:formula="of:=([.B6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8]-[.F$2])^2" office:value-type="float" office:value="41.062464">
            <text:p>41.062464</text:p>
          </table:table-cell>
          <table:table-cell table:formula="of:=([.B6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9]-[.F$2])^2" office:value-type="float" office:value="0.350463999999998">
            <text:p>0.350464</text:p>
          </table:table-cell>
          <table:table-cell table:formula="of:=([.B69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70]-[.F$2])^2" office:value-type="float" office:value="0.166464000000001">
            <text:p>0.166464</text:p>
          </table:table-cell>
          <table:table-cell table:formula="of:=([.B70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71]-[.F$2])^2" office:value-type="float" office:value="12.902464">
            <text:p>12.902464</text:p>
          </table:table-cell>
          <table:table-cell table:formula="of:=([.B71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72]-[.F$2])^2" office:value-type="float" office:value="0.350463999999998">
            <text:p>0.350464</text:p>
          </table:table-cell>
          <table:table-cell table:formula="of:=([.B72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3]-[.F$2])^2" office:value-type="float" office:value="0.350463999999998">
            <text:p>0.350464</text:p>
          </table:table-cell>
          <table:table-cell table:formula="of:=([.B7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4]-[.F$2])^2" office:value-type="float" office:value="0.350463999999998">
            <text:p>0.350464</text:p>
          </table:table-cell>
          <table:table-cell table:formula="of:=([.B7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5]-[.F$2])^2" office:value-type="float" office:value="41.062464">
            <text:p>41.062464</text:p>
          </table:table-cell>
          <table:table-cell table:formula="of:=([.B7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6]-[.F$2])^2" office:value-type="float" office:value="29.246464">
            <text:p>29.246464</text:p>
          </table:table-cell>
          <table:table-cell table:formula="of:=([.B7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formula="of:=([.A77]-[.F$2])^2" office:value-type="float" office:value="184.742464">
            <text:p>184.742464</text:p>
          </table:table-cell>
          <table:table-cell table:formula="of:=([.B77]-[.J$2])^2" office:value-type="float" office:value="39.1876">
            <text:p>39.1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8]-[.F$2])^2" office:value-type="float" office:value="0.350463999999998">
            <text:p>0.350464</text:p>
          </table:table-cell>
          <table:table-cell table:formula="of:=([.B78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9]-[.F$2])^2" office:value-type="float" office:value="0.350463999999998">
            <text:p>0.350464</text:p>
          </table:table-cell>
          <table:table-cell table:formula="of:=([.B7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80]-[.F$2])^2" office:value-type="float" office:value="1.982464">
            <text:p>1.982464</text:p>
          </table:table-cell>
          <table:table-cell table:formula="of:=([.B8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1]-[.F$2])^2" office:value-type="float" office:value="0.350463999999998">
            <text:p>0.350464</text:p>
          </table:table-cell>
          <table:table-cell table:formula="of:=([.B8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82]-[.F$2])^2" office:value-type="float" office:value="2.534464">
            <text:p>2.534464</text:p>
          </table:table-cell>
          <table:table-cell table:formula="of:=([.B8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3]-[.F$2])^2" office:value-type="float" office:value="0.350463999999998">
            <text:p>0.350464</text:p>
          </table:table-cell>
          <table:table-cell table:formula="of:=([.B8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4]-[.F$2])^2" office:value-type="float" office:value="1.982464">
            <text:p>1.982464</text:p>
          </table:table-cell>
          <table:table-cell table:formula="of:=([.B84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5]-[.F$2])^2" office:value-type="float" office:value="2.534464">
            <text:p>2.534464</text:p>
          </table:table-cell>
          <table:table-cell table:formula="of:=([.B8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86]-[.F$2])^2" office:value-type="float" office:value="31.270464">
            <text:p>31.270464</text:p>
          </table:table-cell>
          <table:table-cell table:formula="of:=([.B8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7]-[.F$2])^2" office:value-type="float" office:value="1.982464">
            <text:p>1.982464</text:p>
          </table:table-cell>
          <table:table-cell table:formula="of:=([.B8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88]-[.F$2])^2" office:value-type="float" office:value="2.534464">
            <text:p>2.534464</text:p>
          </table:table-cell>
          <table:table-cell table:formula="of:=([.B8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([.A89]-[.F$2])^2" office:value-type="float" office:value="21.086464">
            <text:p>21.086464</text:p>
          </table:table-cell>
          <table:table-cell table:formula="of:=([.B89]-[.J$2])^2" office:value-type="float" office:value="333.4276">
            <text:p>333.4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0]-[.F$2])^2" office:value-type="float" office:value="0.350463999999998">
            <text:p>0.350464</text:p>
          </table:table-cell>
          <table:table-cell table:formula="of:=([.B9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1]-[.F$2])^2" office:value-type="float" office:value="0.350463999999998">
            <text:p>0.350464</text:p>
          </table:table-cell>
          <table:table-cell table:formula="of:=([.B9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2]-[.F$2])^2" office:value-type="float" office:value="2.534464">
            <text:p>2.534464</text:p>
          </table:table-cell>
          <table:table-cell table:formula="of:=([.B9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93]-[.F$2])^2" office:value-type="float" office:value="0.350463999999998">
            <text:p>0.350464</text:p>
          </table:table-cell>
          <table:table-cell table:formula="of:=([.B9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4]-[.F$2])^2" office:value-type="float" office:value="0.350463999999998">
            <text:p>0.350464</text:p>
          </table:table-cell>
          <table:table-cell table:formula="of:=([.B9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5]-[.F$2])^2" office:value-type="float" office:value="29.246464">
            <text:p>29.246464</text:p>
          </table:table-cell>
          <table:table-cell table:formula="of:=([.B95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6]-[.F$2])^2" office:value-type="float" office:value="5.79846400000001">
            <text:p>5.798464</text:p>
          </table:table-cell>
          <table:table-cell table:formula="of:=([.B9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7]-[.F$2])^2" office:value-type="float" office:value="2.534464">
            <text:p>2.534464</text:p>
          </table:table-cell>
          <table:table-cell table:formula="of:=([.B9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98]-[.F$2])^2" office:value-type="float" office:value="1.982464">
            <text:p>1.982464</text:p>
          </table:table-cell>
          <table:table-cell table:formula="of:=([.B9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99]-[.F$2])^2" office:value-type="float" office:value="0.350463999999998">
            <text:p>0.350464</text:p>
          </table:table-cell>
          <table:table-cell table:formula="of:=([.B9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00]-[.F$2])^2" office:value-type="float" office:value="1.982464">
            <text:p>1.982464</text:p>
          </table:table-cell>
          <table:table-cell table:formula="of:=([.B100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1]-[.F$2])^2" office:value-type="float" office:value="29.246464">
            <text:p>29.246464</text:p>
          </table:table-cell>
          <table:table-cell table:formula="of:=([.B101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02]-[.F$2])^2" office:value-type="float" office:value="0.350463999999998">
            <text:p>0.350464</text:p>
          </table:table-cell>
          <table:table-cell table:formula="of:=([.B10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03]-[.F$2])^2" office:value-type="float" office:value="0.350463999999998">
            <text:p>0.350464</text:p>
          </table:table-cell>
          <table:table-cell table:formula="of:=([.B10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104]-[.F$2])^2" office:value-type="float" office:value="11.614464">
            <text:p>11.614464</text:p>
          </table:table-cell>
          <table:table-cell table:formula="of:=([.B104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05]-[.F$2])^2" office:value-type="float" office:value="5.79846400000001">
            <text:p>5.798464</text:p>
          </table:table-cell>
          <table:table-cell table:formula="of:=([.B105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6]-[.F$2])^2" office:value-type="float" office:value="29.246464">
            <text:p>29.246464</text:p>
          </table:table-cell>
          <table:table-cell table:formula="of:=([.B10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107]-[.F$2])^2" office:value-type="float" office:value="21.086464">
            <text:p>21.086464</text:p>
          </table:table-cell>
          <table:table-cell table:formula="of:=([.B107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08]-[.F$2])^2" office:value-type="float" office:value="19.430464">
            <text:p>19.430464</text:p>
          </table:table-cell>
          <table:table-cell table:formula="of:=([.B10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09]-[.F$2])^2" office:value-type="float" office:value="0.350463999999998">
            <text:p>0.350464</text:p>
          </table:table-cell>
          <table:table-cell table:formula="of:=([.B10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10]-[.F$2])^2" office:value-type="float" office:value="2.534464">
            <text:p>2.534464</text:p>
          </table:table-cell>
          <table:table-cell table:formula="of:=([.B11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11]-[.F$2])^2" office:value-type="float" office:value="0.350463999999998">
            <text:p>0.350464</text:p>
          </table:table-cell>
          <table:table-cell table:formula="of:=([.B11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112]-[.F$2])^2" office:value-type="float" office:value="11.614464">
            <text:p>11.614464</text:p>
          </table:table-cell>
          <table:table-cell table:formula="of:=([.B112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13]-[.F$2])^2" office:value-type="float" office:value="2.534464">
            <text:p>2.534464</text:p>
          </table:table-cell>
          <table:table-cell table:formula="of:=([.B11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14]-[.F$2])^2" office:value-type="float" office:value="0.350463999999998">
            <text:p>0.350464</text:p>
          </table:table-cell>
          <table:table-cell table:formula="of:=([.B11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15]-[.F$2])^2" office:value-type="float" office:value="11.614464">
            <text:p>11.614464</text:p>
          </table:table-cell>
          <table:table-cell table:formula="of:=([.B115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16]-[.F$2])^2" office:value-type="float" office:value="1.982464">
            <text:p>1.982464</text:p>
          </table:table-cell>
          <table:table-cell table:formula="of:=([.B11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17]-[.F$2])^2" office:value-type="float" office:value="1.982464">
            <text:p>1.982464</text:p>
          </table:table-cell>
          <table:table-cell table:formula="of:=([.B117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18]-[.F$2])^2" office:value-type="float" office:value="0.350463999999998">
            <text:p>0.350464</text:p>
          </table:table-cell>
          <table:table-cell table:formula="of:=([.B118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19]-[.F$2])^2" office:value-type="float" office:value="19.430464">
            <text:p>19.430464</text:p>
          </table:table-cell>
          <table:table-cell table:formula="of:=([.B11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120]-[.F$2])^2" office:value-type="float" office:value="12.902464">
            <text:p>12.902464</text:p>
          </table:table-cell>
          <table:table-cell table:formula="of:=([.B12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21]-[.F$2])^2" office:value-type="float" office:value="0.350463999999998">
            <text:p>0.350464</text:p>
          </table:table-cell>
          <table:table-cell table:formula="of:=([.B12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122]-[.F$2])^2" office:value-type="float" office:value="2.534464">
            <text:p>2.534464</text:p>
          </table:table-cell>
          <table:table-cell table:formula="of:=([.B12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123]-[.F$2])^2" office:value-type="float" office:value="0.166464000000001">
            <text:p>0.166464</text:p>
          </table:table-cell>
          <table:table-cell table:formula="of:=([.B12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124]-[.F$2])^2" office:value-type="float" office:value="1.982464">
            <text:p>1.982464</text:p>
          </table:table-cell>
          <table:table-cell table:formula="of:=([.B12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formula="of:=([.A125]-[.F$2])^2" office:value-type="float" office:value="0.350463999999998">
            <text:p>0.350464</text:p>
          </table:table-cell>
          <table:table-cell table:formula="of:=([.B125]-[.J$2])^2" office:value-type="float" office:value="175.8276">
            <text:p>175.8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126]-[.F$2])^2" office:value-type="float" office:value="2.534464">
            <text:p>2.534464</text:p>
          </table:table-cell>
          <table:table-cell table:formula="of:=([.B126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27]-[.F$2])^2" office:value-type="float" office:value="29.246464">
            <text:p>29.246464</text:p>
          </table:table-cell>
          <table:table-cell table:formula="of:=([.B12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128]-[.F$2])^2" office:value-type="float" office:value="41.062464">
            <text:p>41.062464</text:p>
          </table:table-cell>
          <table:table-cell table:formula="of:=([.B12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([.A129]-[.F$2])^2" office:value-type="float" office:value="134.374464">
            <text:p>134.374464</text:p>
          </table:table-cell>
          <table:table-cell table:formula="of:=([.B129]-[.J$2])^2" office:value-type="float" office:value="410.4676">
            <text:p>410.46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formula="of:=([.A130]-[.F$2])^2" office:value-type="float" office:value="43.454464">
            <text:p>43.454464</text:p>
          </table:table-cell>
          <table:table-cell table:formula="of:=([.B130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31]-[.F$2])^2" office:value-type="float" office:value="2.534464">
            <text:p>2.534464</text:p>
          </table:table-cell>
          <table:table-cell table:formula="of:=([.B13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32]-[.F$2])^2" office:value-type="float" office:value="0.350463999999998">
            <text:p>0.350464</text:p>
          </table:table-cell>
          <table:table-cell table:formula="of:=([.B132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133]-[.F$2])^2" office:value-type="float" office:value="1.982464">
            <text:p>1.982464</text:p>
          </table:table-cell>
          <table:table-cell table:formula="of:=([.B13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34]-[.F$2])^2" office:value-type="float" office:value="19.430464">
            <text:p>19.430464</text:p>
          </table:table-cell>
          <table:table-cell table:formula="of:=([.B13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135]-[.F$2])^2" office:value-type="float" office:value="41.062464">
            <text:p>41.062464</text:p>
          </table:table-cell>
          <table:table-cell table:formula="of:=([.B13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36]-[.F$2])^2" office:value-type="float" office:value="2.534464">
            <text:p>2.534464</text:p>
          </table:table-cell>
          <table:table-cell table:formula="of:=([.B13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37]-[.F$2])^2" office:value-type="float" office:value="0.350463999999998">
            <text:p>0.350464</text:p>
          </table:table-cell>
          <table:table-cell table:formula="of:=([.B13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38]-[.F$2])^2" office:value-type="float" office:value="5.79846400000001">
            <text:p>5.798464</text:p>
          </table:table-cell>
          <table:table-cell table:formula="of:=([.B13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39]-[.F$2])^2" office:value-type="float" office:value="0.166464000000001">
            <text:p>0.166464</text:p>
          </table:table-cell>
          <table:table-cell table:formula="of:=([.B13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140]-[.F$2])^2" office:value-type="float" office:value="11.614464">
            <text:p>11.614464</text:p>
          </table:table-cell>
          <table:table-cell table:formula="of:=([.B14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41]-[.F$2])^2" office:value-type="float" office:value="2.534464">
            <text:p>2.534464</text:p>
          </table:table-cell>
          <table:table-cell table:formula="of:=([.B14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142]-[.F$2])^2" office:value-type="float" office:value="1.982464">
            <text:p>1.982464</text:p>
          </table:table-cell>
          <table:table-cell table:formula="of:=([.B14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143]-[.F$2])^2" office:value-type="float" office:value="5.79846400000001">
            <text:p>5.798464</text:p>
          </table:table-cell>
          <table:table-cell table:formula="of:=([.B143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144]-[.F$2])^2" office:value-type="float" office:value="2.534464">
            <text:p>2.534464</text:p>
          </table:table-cell>
          <table:table-cell table:formula="of:=([.B14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45]-[.F$2])^2" office:value-type="float" office:value="0.350463999999998">
            <text:p>0.350464</text:p>
          </table:table-cell>
          <table:table-cell table:formula="of:=([.B14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46]-[.F$2])^2" office:value-type="float" office:value="0.350463999999998">
            <text:p>0.350464</text:p>
          </table:table-cell>
          <table:table-cell table:formula="of:=([.B14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formula="of:=([.A147]-[.F$2])^2" office:value-type="float" office:value="0.350463999999998">
            <text:p>0.350464</text:p>
          </table:table-cell>
          <table:table-cell table:formula="of:=([.B147]-[.J$2])^2" office:value-type="float" office:value="333.4276">
            <text:p>333.4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48]-[.F$2])^2" office:value-type="float" office:value="5.79846400000001">
            <text:p>5.798464</text:p>
          </table:table-cell>
          <table:table-cell table:formula="of:=([.B14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149]-[.F$2])^2" office:value-type="float" office:value="1.982464">
            <text:p>1.982464</text:p>
          </table:table-cell>
          <table:table-cell table:formula="of:=([.B14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0]-[.F$2])^2" office:value-type="float" office:value="29.246464">
            <text:p>29.246464</text:p>
          </table:table-cell>
          <table:table-cell table:formula="of:=([.B150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51]-[.F$2])^2" office:value-type="float" office:value="11.614464">
            <text:p>11.614464</text:p>
          </table:table-cell>
          <table:table-cell table:formula="of:=([.B15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152]-[.F$2])^2" office:value-type="float" office:value="5.79846400000001">
            <text:p>5.798464</text:p>
          </table:table-cell>
          <table:table-cell table:formula="of:=([.B15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153]-[.F$2])^2" office:value-type="float" office:value="0.350463999999998">
            <text:p>0.350464</text:p>
          </table:table-cell>
          <table:table-cell table:formula="of:=([.B153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54]-[.F$2])^2" office:value-type="float" office:value="29.246464">
            <text:p>29.246464</text:p>
          </table:table-cell>
          <table:table-cell table:formula="of:=([.B15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155]-[.F$2])^2" office:value-type="float" office:value="0.350463999999998">
            <text:p>0.350464</text:p>
          </table:table-cell>
          <table:table-cell table:formula="of:=([.B155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156]-[.F$2])^2" office:value-type="float" office:value="0.350463999999998">
            <text:p>0.350464</text:p>
          </table:table-cell>
          <table:table-cell table:formula="of:=([.B156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57]-[.F$2])^2" office:value-type="float" office:value="0.350463999999998">
            <text:p>0.350464</text:p>
          </table:table-cell>
          <table:table-cell table:formula="of:=([.B15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58]-[.F$2])^2" office:value-type="float" office:value="0.350463999999998">
            <text:p>0.350464</text:p>
          </table:table-cell>
          <table:table-cell table:formula="of:=([.B158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159]-[.F$2])^2" office:value-type="float" office:value="0.166464000000001">
            <text:p>0.166464</text:p>
          </table:table-cell>
          <table:table-cell table:formula="of:=([.B15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160]-[.F$2])^2" office:value-type="float" office:value="2.534464">
            <text:p>2.534464</text:p>
          </table:table-cell>
          <table:table-cell table:formula="of:=([.B16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61]-[.F$2])^2" office:value-type="float" office:value="5.79846400000001">
            <text:p>5.798464</text:p>
          </table:table-cell>
          <table:table-cell table:formula="of:=([.B161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162]-[.F$2])^2" office:value-type="float" office:value="1.982464">
            <text:p>1.982464</text:p>
          </table:table-cell>
          <table:table-cell table:formula="of:=([.B162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([.A163]-[.F$2])^2" office:value-type="float" office:value="73.822464">
            <text:p>73.822464</text:p>
          </table:table-cell>
          <table:table-cell table:formula="of:=([.B163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64]-[.F$2])^2" office:value-type="float" office:value="11.614464">
            <text:p>11.614464</text:p>
          </table:table-cell>
          <table:table-cell table:formula="of:=([.B16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165]-[.F$2])^2" office:value-type="float" office:value="0.350463999999998">
            <text:p>0.350464</text:p>
          </table:table-cell>
          <table:table-cell table:formula="of:=([.B16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6]-[.F$2])^2" office:value-type="float" office:value="29.246464">
            <text:p>29.246464</text:p>
          </table:table-cell>
          <table:table-cell table:formula="of:=([.B166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167]-[.F$2])^2" office:value-type="float" office:value="0.166464000000001">
            <text:p>0.166464</text:p>
          </table:table-cell>
          <table:table-cell table:formula="of:=([.B16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68]-[.F$2])^2" office:value-type="float" office:value="19.430464">
            <text:p>19.430464</text:p>
          </table:table-cell>
          <table:table-cell table:formula="of:=([.B16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169]-[.F$2])^2" office:value-type="float" office:value="0.350463999999998">
            <text:p>0.350464</text:p>
          </table:table-cell>
          <table:table-cell table:formula="of:=([.B16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70]-[.F$2])^2" office:value-type="float" office:value="0.350463999999998">
            <text:p>0.350464</text:p>
          </table:table-cell>
          <table:table-cell table:formula="of:=([.B170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71]-[.F$2])^2" office:value-type="float" office:value="2.534464">
            <text:p>2.534464</text:p>
          </table:table-cell>
          <table:table-cell table:formula="of:=([.B17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72]-[.F$2])^2" office:value-type="float" office:value="11.614464">
            <text:p>11.614464</text:p>
          </table:table-cell>
          <table:table-cell table:formula="of:=([.B172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73]-[.F$2])^2" office:value-type="float" office:value="0.350463999999998">
            <text:p>0.350464</text:p>
          </table:table-cell>
          <table:table-cell table:formula="of:=([.B17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74]-[.F$2])^2" office:value-type="float" office:value="5.79846400000001">
            <text:p>5.798464</text:p>
          </table:table-cell>
          <table:table-cell table:formula="of:=([.B17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75]-[.F$2])^2" office:value-type="float" office:value="19.430464">
            <text:p>19.430464</text:p>
          </table:table-cell>
          <table:table-cell table:formula="of:=([.B175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76]-[.F$2])^2" office:value-type="float" office:value="0.350463999999998">
            <text:p>0.350464</text:p>
          </table:table-cell>
          <table:table-cell table:formula="of:=([.B17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77]-[.F$2])^2" office:value-type="float" office:value="2.534464">
            <text:p>2.534464</text:p>
          </table:table-cell>
          <table:table-cell table:formula="of:=([.B17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178]-[.F$2])^2" office:value-type="float" office:value="11.614464">
            <text:p>11.614464</text:p>
          </table:table-cell>
          <table:table-cell table:formula="of:=([.B17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179]-[.F$2])^2" office:value-type="float" office:value="5.79846400000001">
            <text:p>5.798464</text:p>
          </table:table-cell>
          <table:table-cell table:formula="of:=([.B179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180]-[.F$2])^2" office:value-type="float" office:value="0.350463999999998">
            <text:p>0.350464</text:p>
          </table:table-cell>
          <table:table-cell table:formula="of:=([.B18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([.A181]-[.F$2])^2" office:value-type="float" office:value="57.638464">
            <text:p>57.638464</text:p>
          </table:table-cell>
          <table:table-cell table:formula="of:=([.B181]-[.J$2])^2" office:value-type="float" office:value="175.8276">
            <text:p>175.8276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([.A182]-[.F$2])^2" office:value-type="float" office:value="309.478464">
            <text:p>309.478464</text:p>
          </table:table-cell>
          <table:table-cell table:formula="of:=([.B18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83]-[.F$2])^2" office:value-type="float" office:value="2.534464">
            <text:p>2.534464</text:p>
          </table:table-cell>
          <table:table-cell table:formula="of:=([.B18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184]-[.F$2])^2" office:value-type="float" office:value="0.166464000000001">
            <text:p>0.166464</text:p>
          </table:table-cell>
          <table:table-cell table:formula="of:=([.B18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185]-[.F$2])^2" office:value-type="float" office:value="19.430464">
            <text:p>19.430464</text:p>
          </table:table-cell>
          <table:table-cell table:formula="of:=([.B18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186]-[.F$2])^2" office:value-type="float" office:value="5.79846400000001">
            <text:p>5.798464</text:p>
          </table:table-cell>
          <table:table-cell table:formula="of:=([.B18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87]-[.F$2])^2" office:value-type="float" office:value="2.534464">
            <text:p>2.534464</text:p>
          </table:table-cell>
          <table:table-cell table:formula="of:=([.B18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88]-[.F$2])^2" office:value-type="float" office:value="2.534464">
            <text:p>2.534464</text:p>
          </table:table-cell>
          <table:table-cell table:formula="of:=([.B18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89]-[.F$2])^2" office:value-type="float" office:value="0.350463999999998">
            <text:p>0.350464</text:p>
          </table:table-cell>
          <table:table-cell table:formula="of:=([.B18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190]-[.F$2])^2" office:value-type="float" office:value="2.534464">
            <text:p>2.534464</text:p>
          </table:table-cell>
          <table:table-cell table:formula="of:=([.B19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191]-[.F$2])^2" office:value-type="float" office:value="11.614464">
            <text:p>11.614464</text:p>
          </table:table-cell>
          <table:table-cell table:formula="of:=([.B19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92]-[.F$2])^2" office:value-type="float" office:value="0.350463999999998">
            <text:p>0.350464</text:p>
          </table:table-cell>
          <table:table-cell table:formula="of:=([.B19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193]-[.F$2])^2" office:value-type="float" office:value="0.350463999999998">
            <text:p>0.350464</text:p>
          </table:table-cell>
          <table:table-cell table:formula="of:=([.B193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194]-[.F$2])^2" office:value-type="float" office:value="0.350463999999998">
            <text:p>0.350464</text:p>
          </table:table-cell>
          <table:table-cell table:formula="of:=([.B194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195]-[.F$2])^2" office:value-type="float" office:value="1.982464">
            <text:p>1.982464</text:p>
          </table:table-cell>
          <table:table-cell table:formula="of:=([.B19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96]-[.F$2])^2" office:value-type="float" office:value="0.350463999999998">
            <text:p>0.350464</text:p>
          </table:table-cell>
          <table:table-cell table:formula="of:=([.B19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197]-[.F$2])^2" office:value-type="float" office:value="0.350463999999998">
            <text:p>0.350464</text:p>
          </table:table-cell>
          <table:table-cell table:formula="of:=([.B19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198]-[.F$2])^2" office:value-type="float" office:value="0.350463999999998">
            <text:p>0.350464</text:p>
          </table:table-cell>
          <table:table-cell table:formula="of:=([.B19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99]-[.F$2])^2" office:value-type="float" office:value="19.430464">
            <text:p>19.430464</text:p>
          </table:table-cell>
          <table:table-cell table:formula="of:=([.B19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00]-[.F$2])^2" office:value-type="float" office:value="29.246464">
            <text:p>29.246464</text:p>
          </table:table-cell>
          <table:table-cell table:formula="of:=([.B200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table:formula="of:=([.A201]-[.F$2])^2" office:value-type="float" office:value="309.478464">
            <text:p>309.478464</text:p>
          </table:table-cell>
          <table:table-cell table:formula="of:=([.B201]-[.J$2])^2" office:value-type="float" office:value="333.4276">
            <text:p>333.4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02]-[.F$2])^2" office:value-type="float" office:value="19.430464">
            <text:p>19.430464</text:p>
          </table:table-cell>
          <table:table-cell table:formula="of:=([.B20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03]-[.F$2])^2" office:value-type="float" office:value="41.062464">
            <text:p>41.062464</text:p>
          </table:table-cell>
          <table:table-cell table:formula="of:=([.B203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204]-[.F$2])^2" office:value-type="float" office:value="2.534464">
            <text:p>2.534464</text:p>
          </table:table-cell>
          <table:table-cell table:formula="of:=([.B204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05]-[.F$2])^2" office:value-type="float" office:value="11.614464">
            <text:p>11.614464</text:p>
          </table:table-cell>
          <table:table-cell table:formula="of:=([.B20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06]-[.F$2])^2" office:value-type="float" office:value="11.614464">
            <text:p>11.614464</text:p>
          </table:table-cell>
          <table:table-cell table:formula="of:=([.B20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07]-[.F$2])^2" office:value-type="float" office:value="11.614464">
            <text:p>11.614464</text:p>
          </table:table-cell>
          <table:table-cell table:formula="of:=([.B20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table:formula="of:=([.A208]-[.F$2])^2" office:value-type="float" office:value="112.190464">
            <text:p>112.190464</text:p>
          </table:table-cell>
          <table:table-cell table:formula="of:=([.B208]-[.J$2])^2" office:value-type="float" office:value="126.7876">
            <text:p>126.7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09]-[.F$2])^2" office:value-type="float" office:value="2.534464">
            <text:p>2.534464</text:p>
          </table:table-cell>
          <table:table-cell table:formula="of:=([.B20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210]-[.F$2])^2" office:value-type="float" office:value="0.166464000000001">
            <text:p>0.166464</text:p>
          </table:table-cell>
          <table:table-cell table:formula="of:=([.B21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11]-[.F$2])^2" office:value-type="float" office:value="0.350463999999998">
            <text:p>0.350464</text:p>
          </table:table-cell>
          <table:table-cell table:formula="of:=([.B21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12]-[.F$2])^2" office:value-type="float" office:value="19.430464">
            <text:p>19.430464</text:p>
          </table:table-cell>
          <table:table-cell table:formula="of:=([.B21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13]-[.F$2])^2" office:value-type="float" office:value="2.534464">
            <text:p>2.534464</text:p>
          </table:table-cell>
          <table:table-cell table:formula="of:=([.B21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14]-[.F$2])^2" office:value-type="float" office:value="0.350463999999998">
            <text:p>0.350464</text:p>
          </table:table-cell>
          <table:table-cell table:formula="of:=([.B21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15]-[.F$2])^2" office:value-type="float" office:value="19.430464">
            <text:p>19.430464</text:p>
          </table:table-cell>
          <table:table-cell table:formula="of:=([.B215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([.A216]-[.F$2])^2" office:value-type="float" office:value="57.638464">
            <text:p>57.638464</text:p>
          </table:table-cell>
          <table:table-cell table:formula="of:=([.B216]-[.J$2])^2" office:value-type="float" office:value="126.7876">
            <text:p>126.7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17]-[.F$2])^2" office:value-type="float" office:value="11.614464">
            <text:p>11.614464</text:p>
          </table:table-cell>
          <table:table-cell table:formula="of:=([.B21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18]-[.F$2])^2" office:value-type="float" office:value="41.062464">
            <text:p>41.062464</text:p>
          </table:table-cell>
          <table:table-cell table:formula="of:=([.B21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19]-[.F$2])^2" office:value-type="float" office:value="0.350463999999998">
            <text:p>0.350464</text:p>
          </table:table-cell>
          <table:table-cell table:formula="of:=([.B21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20]-[.F$2])^2" office:value-type="float" office:value="0.350463999999998">
            <text:p>0.350464</text:p>
          </table:table-cell>
          <table:table-cell table:formula="of:=([.B22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21]-[.F$2])^2" office:value-type="float" office:value="0.350463999999998">
            <text:p>0.350464</text:p>
          </table:table-cell>
          <table:table-cell table:formula="of:=([.B22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222]-[.F$2])^2" office:value-type="float" office:value="5.79846400000001">
            <text:p>5.798464</text:p>
          </table:table-cell>
          <table:table-cell table:formula="of:=([.B222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23]-[.F$2])^2" office:value-type="float" office:value="19.430464">
            <text:p>19.430464</text:p>
          </table:table-cell>
          <table:table-cell table:formula="of:=([.B22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224]-[.F$2])^2" office:value-type="float" office:value="1.982464">
            <text:p>1.982464</text:p>
          </table:table-cell>
          <table:table-cell table:formula="of:=([.B22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25]-[.F$2])^2" office:value-type="float" office:value="5.79846400000001">
            <text:p>5.798464</text:p>
          </table:table-cell>
          <table:table-cell table:formula="of:=([.B22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226]-[.F$2])^2" office:value-type="float" office:value="43.454464">
            <text:p>43.454464</text:p>
          </table:table-cell>
          <table:table-cell table:formula="of:=([.B22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227]-[.F$2])^2" office:value-type="float" office:value="5.79846400000001">
            <text:p>5.798464</text:p>
          </table:table-cell>
          <table:table-cell table:formula="of:=([.B22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28]-[.F$2])^2" office:value-type="float" office:value="11.614464">
            <text:p>11.614464</text:p>
          </table:table-cell>
          <table:table-cell table:formula="of:=([.B22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229]-[.F$2])^2" office:value-type="float" office:value="0.350463999999998">
            <text:p>0.350464</text:p>
          </table:table-cell>
          <table:table-cell table:formula="of:=([.B22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30]-[.F$2])^2" office:value-type="float" office:value="0.350463999999998">
            <text:p>0.350464</text:p>
          </table:table-cell>
          <table:table-cell table:formula="of:=([.B23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231]-[.F$2])^2" office:value-type="float" office:value="31.270464">
            <text:p>31.270464</text:p>
          </table:table-cell>
          <table:table-cell table:formula="of:=([.B231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232]-[.F$2])^2" office:value-type="float" office:value="0.350463999999998">
            <text:p>0.350464</text:p>
          </table:table-cell>
          <table:table-cell table:formula="of:=([.B23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33]-[.F$2])^2" office:value-type="float" office:value="19.430464">
            <text:p>19.430464</text:p>
          </table:table-cell>
          <table:table-cell table:formula="of:=([.B233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234]-[.F$2])^2" office:value-type="float" office:value="0.350463999999998">
            <text:p>0.350464</text:p>
          </table:table-cell>
          <table:table-cell table:formula="of:=([.B234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35]-[.F$2])^2" office:value-type="float" office:value="29.246464">
            <text:p>29.246464</text:p>
          </table:table-cell>
          <table:table-cell table:formula="of:=([.B23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([.A236]-[.F$2])^2" office:value-type="float" office:value="54.878464">
            <text:p>54.878464</text:p>
          </table:table-cell>
          <table:table-cell table:formula="of:=([.B236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37]-[.F$2])^2" office:value-type="float" office:value="0.350463999999998">
            <text:p>0.350464</text:p>
          </table:table-cell>
          <table:table-cell table:formula="of:=([.B23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238]-[.F$2])^2" office:value-type="float" office:value="0.350463999999998">
            <text:p>0.350464</text:p>
          </table:table-cell>
          <table:table-cell table:formula="of:=([.B238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39]-[.F$2])^2" office:value-type="float" office:value="0.350463999999998">
            <text:p>0.350464</text:p>
          </table:table-cell>
          <table:table-cell table:formula="of:=([.B23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240]-[.F$2])^2" office:value-type="float" office:value="1.982464">
            <text:p>1.982464</text:p>
          </table:table-cell>
          <table:table-cell table:formula="of:=([.B240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41]-[.F$2])^2" office:value-type="float" office:value="29.246464">
            <text:p>29.246464</text:p>
          </table:table-cell>
          <table:table-cell table:formula="of:=([.B24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42]-[.F$2])^2" office:value-type="float" office:value="0.350463999999998">
            <text:p>0.350464</text:p>
          </table:table-cell>
          <table:table-cell table:formula="of:=([.B24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43]-[.F$2])^2" office:value-type="float" office:value="0.350463999999998">
            <text:p>0.350464</text:p>
          </table:table-cell>
          <table:table-cell table:formula="of:=([.B24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44]-[.F$2])^2" office:value-type="float" office:value="0.350463999999998">
            <text:p>0.350464</text:p>
          </table:table-cell>
          <table:table-cell table:formula="of:=([.B24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45]-[.F$2])^2" office:value-type="float" office:value="29.246464">
            <text:p>29.246464</text:p>
          </table:table-cell>
          <table:table-cell table:formula="of:=([.B24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46]-[.F$2])^2" office:value-type="float" office:value="11.614464">
            <text:p>11.614464</text:p>
          </table:table-cell>
          <table:table-cell table:formula="of:=([.B24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47]-[.F$2])^2" office:value-type="float" office:value="19.430464">
            <text:p>19.430464</text:p>
          </table:table-cell>
          <table:table-cell table:formula="of:=([.B24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248]-[.F$2])^2" office:value-type="float" office:value="2.534464">
            <text:p>2.534464</text:p>
          </table:table-cell>
          <table:table-cell table:formula="of:=([.B248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49]-[.F$2])^2" office:value-type="float" office:value="0.350463999999998">
            <text:p>0.350464</text:p>
          </table:table-cell>
          <table:table-cell table:formula="of:=([.B24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50]-[.F$2])^2" office:value-type="float" office:value="5.79846400000001">
            <text:p>5.798464</text:p>
          </table:table-cell>
          <table:table-cell table:formula="of:=([.B25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251]-[.F$2])^2" office:value-type="float" office:value="0.166464000000001">
            <text:p>0.166464</text:p>
          </table:table-cell>
          <table:table-cell table:formula="of:=([.B25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252]-[.F$2])^2" office:value-type="float" office:value="0.350463999999998">
            <text:p>0.350464</text:p>
          </table:table-cell>
          <table:table-cell table:formula="of:=([.B252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253]-[.F$2])^2" office:value-type="float" office:value="41.062464">
            <text:p>41.062464</text:p>
          </table:table-cell>
          <table:table-cell table:formula="of:=([.B253]-[.J$2])^2" office:value-type="float" office:value="32.9476">
            <text:p>32.94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254]-[.F$2])^2" office:value-type="float" office:value="1.982464">
            <text:p>1.982464</text:p>
          </table:table-cell>
          <table:table-cell table:formula="of:=([.B25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55]-[.F$2])^2" office:value-type="float" office:value="0.350463999999998">
            <text:p>0.350464</text:p>
          </table:table-cell>
          <table:table-cell table:formula="of:=([.B25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56]-[.F$2])^2" office:value-type="float" office:value="2.534464">
            <text:p>2.534464</text:p>
          </table:table-cell>
          <table:table-cell table:formula="of:=([.B25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257]-[.F$2])^2" office:value-type="float" office:value="0.166464000000001">
            <text:p>0.166464</text:p>
          </table:table-cell>
          <table:table-cell table:formula="of:=([.B25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58]-[.F$2])^2" office:value-type="float" office:value="41.062464">
            <text:p>41.062464</text:p>
          </table:table-cell>
          <table:table-cell table:formula="of:=([.B25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59]-[.F$2])^2" office:value-type="float" office:value="29.246464">
            <text:p>29.246464</text:p>
          </table:table-cell>
          <table:table-cell table:formula="of:=([.B259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260]-[.F$2])^2" office:value-type="float" office:value="2.534464">
            <text:p>2.534464</text:p>
          </table:table-cell>
          <table:table-cell table:formula="of:=([.B260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261]-[.F$2])^2" office:value-type="float" office:value="19.430464">
            <text:p>19.430464</text:p>
          </table:table-cell>
          <table:table-cell table:formula="of:=([.B26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262]-[.F$2])^2" office:value-type="float" office:value="0.166464000000001">
            <text:p>0.166464</text:p>
          </table:table-cell>
          <table:table-cell table:formula="of:=([.B26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63]-[.F$2])^2" office:value-type="float" office:value="0.350463999999998">
            <text:p>0.350464</text:p>
          </table:table-cell>
          <table:table-cell table:formula="of:=([.B26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264]-[.F$2])^2" office:value-type="float" office:value="12.902464">
            <text:p>12.902464</text:p>
          </table:table-cell>
          <table:table-cell table:formula="of:=([.B264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5]-[.F$2])^2" office:value-type="float" office:value="29.246464">
            <text:p>29.246464</text:p>
          </table:table-cell>
          <table:table-cell table:formula="of:=([.B26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66]-[.F$2])^2" office:value-type="float" office:value="0.350463999999998">
            <text:p>0.350464</text:p>
          </table:table-cell>
          <table:table-cell table:formula="of:=([.B26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67]-[.F$2])^2" office:value-type="float" office:value="29.246464">
            <text:p>29.246464</text:p>
          </table:table-cell>
          <table:table-cell table:formula="of:=([.B26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68]-[.F$2])^2" office:value-type="float" office:value="11.614464">
            <text:p>11.614464</text:p>
          </table:table-cell>
          <table:table-cell table:formula="of:=([.B26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269]-[.F$2])^2" office:value-type="float" office:value="5.79846400000001">
            <text:p>5.798464</text:p>
          </table:table-cell>
          <table:table-cell table:formula="of:=([.B26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70]-[.F$2])^2" office:value-type="float" office:value="19.430464">
            <text:p>19.430464</text:p>
          </table:table-cell>
          <table:table-cell table:formula="of:=([.B27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271]-[.F$2])^2" office:value-type="float" office:value="21.086464">
            <text:p>21.086464</text:p>
          </table:table-cell>
          <table:table-cell table:formula="of:=([.B27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272]-[.F$2])^2" office:value-type="float" office:value="5.79846400000001">
            <text:p>5.798464</text:p>
          </table:table-cell>
          <table:table-cell table:formula="of:=([.B27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formula="of:=([.A273]-[.F$2])^2" office:value-type="float" office:value="184.742464">
            <text:p>184.742464</text:p>
          </table:table-cell>
          <table:table-cell table:formula="of:=([.B273]-[.J$2])^2" office:value-type="float" office:value="203.3476">
            <text:p>203.34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74]-[.F$2])^2" office:value-type="float" office:value="41.062464">
            <text:p>41.062464</text:p>
          </table:table-cell>
          <table:table-cell table:formula="of:=([.B27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75]-[.F$2])^2" office:value-type="float" office:value="0.166464000000001">
            <text:p>0.166464</text:p>
          </table:table-cell>
          <table:table-cell table:formula="of:=([.B27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76]-[.F$2])^2" office:value-type="float" office:value="19.430464">
            <text:p>19.430464</text:p>
          </table:table-cell>
          <table:table-cell table:formula="of:=([.B27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277]-[.F$2])^2" office:value-type="float" office:value="0.350463999999998">
            <text:p>0.350464</text:p>
          </table:table-cell>
          <table:table-cell table:formula="of:=([.B277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278]-[.F$2])^2" office:value-type="float" office:value="0.350463999999998">
            <text:p>0.350464</text:p>
          </table:table-cell>
          <table:table-cell table:formula="of:=([.B278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279]-[.F$2])^2" office:value-type="float" office:value="0.350463999999998">
            <text:p>0.350464</text:p>
          </table:table-cell>
          <table:table-cell table:formula="of:=([.B27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280]-[.F$2])^2" office:value-type="float" office:value="2.534464">
            <text:p>2.534464</text:p>
          </table:table-cell>
          <table:table-cell table:formula="of:=([.B280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281]-[.F$2])^2" office:value-type="float" office:value="0.350463999999998">
            <text:p>0.350464</text:p>
          </table:table-cell>
          <table:table-cell table:formula="of:=([.B28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282]-[.F$2])^2" office:value-type="float" office:value="12.902464">
            <text:p>12.902464</text:p>
          </table:table-cell>
          <table:table-cell table:formula="of:=([.B28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83]-[.F$2])^2" office:value-type="float" office:value="29.246464">
            <text:p>29.246464</text:p>
          </table:table-cell>
          <table:table-cell table:formula="of:=([.B28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284]-[.F$2])^2" office:value-type="float" office:value="2.534464">
            <text:p>2.534464</text:p>
          </table:table-cell>
          <table:table-cell table:formula="of:=([.B284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285]-[.F$2])^2" office:value-type="float" office:value="1.982464">
            <text:p>1.982464</text:p>
          </table:table-cell>
          <table:table-cell table:formula="of:=([.B28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table:formula="of:=([.A286]-[.F$2])^2" office:value-type="float" office:value="466.214464">
            <text:p>466.214464</text:p>
          </table:table-cell>
          <table:table-cell table:formula="of:=([.B286]-[.J$2])^2" office:value-type="float" office:value="27.6676">
            <text:p>27.66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87]-[.F$2])^2" office:value-type="float" office:value="41.062464">
            <text:p>41.062464</text:p>
          </table:table-cell>
          <table:table-cell table:formula="of:=([.B28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88]-[.F$2])^2" office:value-type="float" office:value="5.79846400000001">
            <text:p>5.798464</text:p>
          </table:table-cell>
          <table:table-cell table:formula="of:=([.B28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289]-[.F$2])^2" office:value-type="float" office:value="0.350463999999998">
            <text:p>0.350464</text:p>
          </table:table-cell>
          <table:table-cell table:formula="of:=([.B289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90]-[.F$2])^2" office:value-type="float" office:value="2.534464">
            <text:p>2.534464</text:p>
          </table:table-cell>
          <table:table-cell table:formula="of:=([.B29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291]-[.F$2])^2" office:value-type="float" office:value="0.350463999999998">
            <text:p>0.350464</text:p>
          </table:table-cell>
          <table:table-cell table:formula="of:=([.B29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292]-[.F$2])^2" office:value-type="float" office:value="0.166464000000001">
            <text:p>0.166464</text:p>
          </table:table-cell>
          <table:table-cell table:formula="of:=([.B29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293]-[.F$2])^2" office:value-type="float" office:value="0.166464000000001">
            <text:p>0.166464</text:p>
          </table:table-cell>
          <table:table-cell table:formula="of:=([.B293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94]-[.F$2])^2" office:value-type="float" office:value="1.982464">
            <text:p>1.982464</text:p>
          </table:table-cell>
          <table:table-cell table:formula="of:=([.B294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295]-[.F$2])^2" office:value-type="float" office:value="6.71846399999999">
            <text:p>6.718464</text:p>
          </table:table-cell>
          <table:table-cell table:formula="of:=([.B29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296]-[.F$2])^2" office:value-type="float" office:value="1.982464">
            <text:p>1.982464</text:p>
          </table:table-cell>
          <table:table-cell table:formula="of:=([.B29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297]-[.F$2])^2" office:value-type="float" office:value="1.982464">
            <text:p>1.982464</text:p>
          </table:table-cell>
          <table:table-cell table:formula="of:=([.B297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298]-[.F$2])^2" office:value-type="float" office:value="2.534464">
            <text:p>2.534464</text:p>
          </table:table-cell>
          <table:table-cell table:formula="of:=([.B29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299]-[.F$2])^2" office:value-type="float" office:value="2.534464">
            <text:p>2.534464</text:p>
          </table:table-cell>
          <table:table-cell table:formula="of:=([.B29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00]-[.F$2])^2" office:value-type="float" office:value="11.614464">
            <text:p>11.614464</text:p>
          </table:table-cell>
          <table:table-cell table:formula="of:=([.B30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301]-[.F$2])^2" office:value-type="float" office:value="0.350463999999998">
            <text:p>0.350464</text:p>
          </table:table-cell>
          <table:table-cell table:formula="of:=([.B301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302]-[.F$2])^2" office:value-type="float" office:value="2.534464">
            <text:p>2.534464</text:p>
          </table:table-cell>
          <table:table-cell table:formula="of:=([.B302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303]-[.F$2])^2" office:value-type="float" office:value="0.166464000000001">
            <text:p>0.166464</text:p>
          </table:table-cell>
          <table:table-cell table:formula="of:=([.B303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04]-[.F$2])^2" office:value-type="float" office:value="0.350463999999998">
            <text:p>0.350464</text:p>
          </table:table-cell>
          <table:table-cell table:formula="of:=([.B30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05]-[.F$2])^2" office:value-type="float" office:value="29.246464">
            <text:p>29.246464</text:p>
          </table:table-cell>
          <table:table-cell table:formula="of:=([.B30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06]-[.F$2])^2" office:value-type="float" office:value="2.534464">
            <text:p>2.534464</text:p>
          </table:table-cell>
          <table:table-cell table:formula="of:=([.B30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07]-[.F$2])^2" office:value-type="float" office:value="41.062464">
            <text:p>41.062464</text:p>
          </table:table-cell>
          <table:table-cell table:formula="of:=([.B30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08]-[.F$2])^2" office:value-type="float" office:value="29.246464">
            <text:p>29.246464</text:p>
          </table:table-cell>
          <table:table-cell table:formula="of:=([.B30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09]-[.F$2])^2" office:value-type="float" office:value="0.350463999999998">
            <text:p>0.350464</text:p>
          </table:table-cell>
          <table:table-cell table:formula="of:=([.B30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310]-[.F$2])^2" office:value-type="float" office:value="5.79846400000001">
            <text:p>5.798464</text:p>
          </table:table-cell>
          <table:table-cell table:formula="of:=([.B310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11]-[.F$2])^2" office:value-type="float" office:value="2.534464">
            <text:p>2.534464</text:p>
          </table:table-cell>
          <table:table-cell table:formula="of:=([.B31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12]-[.F$2])^2" office:value-type="float" office:value="1.982464">
            <text:p>1.982464</text:p>
          </table:table-cell>
          <table:table-cell table:formula="of:=([.B31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313]-[.F$2])^2" office:value-type="float" office:value="31.270464">
            <text:p>31.270464</text:p>
          </table:table-cell>
          <table:table-cell table:formula="of:=([.B31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14]-[.F$2])^2" office:value-type="float" office:value="0.350463999999998">
            <text:p>0.350464</text:p>
          </table:table-cell>
          <table:table-cell table:formula="of:=([.B31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15]-[.F$2])^2" office:value-type="float" office:value="29.246464">
            <text:p>29.246464</text:p>
          </table:table-cell>
          <table:table-cell table:formula="of:=([.B315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16]-[.F$2])^2" office:value-type="float" office:value="0.350463999999998">
            <text:p>0.350464</text:p>
          </table:table-cell>
          <table:table-cell table:formula="of:=([.B31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17]-[.F$2])^2" office:value-type="float" office:value="0.350463999999998">
            <text:p>0.350464</text:p>
          </table:table-cell>
          <table:table-cell table:formula="of:=([.B31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318]-[.F$2])^2" office:value-type="float" office:value="0.166464000000001">
            <text:p>0.166464</text:p>
          </table:table-cell>
          <table:table-cell table:formula="of:=([.B318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19]-[.F$2])^2" office:value-type="float" office:value="2.534464">
            <text:p>2.534464</text:p>
          </table:table-cell>
          <table:table-cell table:formula="of:=([.B31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20]-[.F$2])^2" office:value-type="float" office:value="0.350463999999998">
            <text:p>0.350464</text:p>
          </table:table-cell>
          <table:table-cell table:formula="of:=([.B32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1]-[.F$2])^2" office:value-type="float" office:value="29.246464">
            <text:p>29.246464</text:p>
          </table:table-cell>
          <table:table-cell table:formula="of:=([.B32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22]-[.F$2])^2" office:value-type="float" office:value="0.350463999999998">
            <text:p>0.350464</text:p>
          </table:table-cell>
          <table:table-cell table:formula="of:=([.B32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23]-[.F$2])^2" office:value-type="float" office:value="0.166464000000001">
            <text:p>0.166464</text:p>
          </table:table-cell>
          <table:table-cell table:formula="of:=([.B32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24]-[.F$2])^2" office:value-type="float" office:value="0.166464000000001">
            <text:p>0.166464</text:p>
          </table:table-cell>
          <table:table-cell table:formula="of:=([.B32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25]-[.F$2])^2" office:value-type="float" office:value="0.350463999999998">
            <text:p>0.350464</text:p>
          </table:table-cell>
          <table:table-cell table:formula="of:=([.B32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26]-[.F$2])^2" office:value-type="float" office:value="41.062464">
            <text:p>41.062464</text:p>
          </table:table-cell>
          <table:table-cell table:formula="of:=([.B32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27]-[.F$2])^2" office:value-type="float" office:value="11.614464">
            <text:p>11.614464</text:p>
          </table:table-cell>
          <table:table-cell table:formula="of:=([.B32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328]-[.F$2])^2" office:value-type="float" office:value="0.350463999999998">
            <text:p>0.350464</text:p>
          </table:table-cell>
          <table:table-cell table:formula="of:=([.B328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29]-[.F$2])^2" office:value-type="float" office:value="29.246464">
            <text:p>29.246464</text:p>
          </table:table-cell>
          <table:table-cell table:formula="of:=([.B329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30]-[.F$2])^2" office:value-type="float" office:value="0.350463999999998">
            <text:p>0.350464</text:p>
          </table:table-cell>
          <table:table-cell table:formula="of:=([.B33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31]-[.F$2])^2" office:value-type="float" office:value="0.350463999999998">
            <text:p>0.350464</text:p>
          </table:table-cell>
          <table:table-cell table:formula="of:=([.B33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332]-[.F$2])^2" office:value-type="float" office:value="0.166464000000001">
            <text:p>0.166464</text:p>
          </table:table-cell>
          <table:table-cell table:formula="of:=([.B33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formula="of:=([.A333]-[.F$2])^2" office:value-type="float" office:value="112.190464">
            <text:p>112.190464</text:p>
          </table:table-cell>
          <table:table-cell table:formula="of:=([.B333]-[.J$2])^2" office:value-type="float" office:value="410.4676">
            <text:p>410.46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334]-[.F$2])^2" office:value-type="float" office:value="41.062464">
            <text:p>41.062464</text:p>
          </table:table-cell>
          <table:table-cell table:formula="of:=([.B33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35]-[.F$2])^2" office:value-type="float" office:value="0.166464000000001">
            <text:p>0.166464</text:p>
          </table:table-cell>
          <table:table-cell table:formula="of:=([.B33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36]-[.F$2])^2" office:value-type="float" office:value="0.350463999999998">
            <text:p>0.350464</text:p>
          </table:table-cell>
          <table:table-cell table:formula="of:=([.B33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337]-[.F$2])^2" office:value-type="float" office:value="2.534464">
            <text:p>2.534464</text:p>
          </table:table-cell>
          <table:table-cell table:formula="of:=([.B337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38]-[.F$2])^2" office:value-type="float" office:value="29.246464">
            <text:p>29.246464</text:p>
          </table:table-cell>
          <table:table-cell table:formula="of:=([.B338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39]-[.F$2])^2" office:value-type="float" office:value="11.614464">
            <text:p>11.614464</text:p>
          </table:table-cell>
          <table:table-cell table:formula="of:=([.B33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40]-[.F$2])^2" office:value-type="float" office:value="11.614464">
            <text:p>11.614464</text:p>
          </table:table-cell>
          <table:table-cell table:formula="of:=([.B34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341]-[.F$2])^2" office:value-type="float" office:value="57.638464">
            <text:p>57.638464</text:p>
          </table:table-cell>
          <table:table-cell table:formula="of:=([.B341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42]-[.F$2])^2" office:value-type="float" office:value="29.246464">
            <text:p>29.246464</text:p>
          </table:table-cell>
          <table:table-cell table:formula="of:=([.B34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43]-[.F$2])^2" office:value-type="float" office:value="0.350463999999998">
            <text:p>0.350464</text:p>
          </table:table-cell>
          <table:table-cell table:formula="of:=([.B34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44]-[.F$2])^2" office:value-type="float" office:value="0.350463999999998">
            <text:p>0.350464</text:p>
          </table:table-cell>
          <table:table-cell table:formula="of:=([.B34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45]-[.F$2])^2" office:value-type="float" office:value="2.534464">
            <text:p>2.534464</text:p>
          </table:table-cell>
          <table:table-cell table:formula="of:=([.B34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46]-[.F$2])^2" office:value-type="float" office:value="2.534464">
            <text:p>2.534464</text:p>
          </table:table-cell>
          <table:table-cell table:formula="of:=([.B34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47]-[.F$2])^2" office:value-type="float" office:value="29.246464">
            <text:p>29.246464</text:p>
          </table:table-cell>
          <table:table-cell table:formula="of:=([.B34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48]-[.F$2])^2" office:value-type="float" office:value="0.166464000000001">
            <text:p>0.166464</text:p>
          </table:table-cell>
          <table:table-cell table:formula="of:=([.B34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49]-[.F$2])^2" office:value-type="float" office:value="0.166464000000001">
            <text:p>0.166464</text:p>
          </table:table-cell>
          <table:table-cell table:formula="of:=([.B34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50]-[.F$2])^2" office:value-type="float" office:value="0.350463999999998">
            <text:p>0.350464</text:p>
          </table:table-cell>
          <table:table-cell table:formula="of:=([.B35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51]-[.F$2])^2" office:value-type="float" office:value="1.982464">
            <text:p>1.982464</text:p>
          </table:table-cell>
          <table:table-cell table:formula="of:=([.B35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52]-[.F$2])^2" office:value-type="float" office:value="0.350463999999998">
            <text:p>0.350464</text:p>
          </table:table-cell>
          <table:table-cell table:formula="of:=([.B35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53]-[.F$2])^2" office:value-type="float" office:value="0.350463999999998">
            <text:p>0.350464</text:p>
          </table:table-cell>
          <table:table-cell table:formula="of:=([.B35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54]-[.F$2])^2" office:value-type="float" office:value="0.350463999999998">
            <text:p>0.350464</text:p>
          </table:table-cell>
          <table:table-cell table:formula="of:=([.B35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55]-[.F$2])^2" office:value-type="float" office:value="0.350463999999998">
            <text:p>0.350464</text:p>
          </table:table-cell>
          <table:table-cell table:formula="of:=([.B35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356]-[.F$2])^2" office:value-type="float" office:value="5.79846400000001">
            <text:p>5.798464</text:p>
          </table:table-cell>
          <table:table-cell table:formula="of:=([.B356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357]-[.F$2])^2" office:value-type="float" office:value="0.350463999999998">
            <text:p>0.350464</text:p>
          </table:table-cell>
          <table:table-cell table:formula="of:=([.B357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358]-[.F$2])^2" office:value-type="float" office:value="1.982464">
            <text:p>1.982464</text:p>
          </table:table-cell>
          <table:table-cell table:formula="of:=([.B35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59]-[.F$2])^2" office:value-type="float" office:value="2.534464">
            <text:p>2.534464</text:p>
          </table:table-cell>
          <table:table-cell table:formula="of:=([.B35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360]-[.F$2])^2" office:value-type="float" office:value="2.534464">
            <text:p>2.534464</text:p>
          </table:table-cell>
          <table:table-cell table:formula="of:=([.B36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formula="of:=([.A361]-[.F$2])^2" office:value-type="float" office:value="243.110464">
            <text:p>243.110464</text:p>
          </table:table-cell>
          <table:table-cell table:formula="of:=([.B36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62]-[.F$2])^2" office:value-type="float" office:value="11.614464">
            <text:p>11.614464</text:p>
          </table:table-cell>
          <table:table-cell table:formula="of:=([.B36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63]-[.F$2])^2" office:value-type="float" office:value="5.79846400000001">
            <text:p>5.798464</text:p>
          </table:table-cell>
          <table:table-cell table:formula="of:=([.B36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364]-[.F$2])^2" office:value-type="float" office:value="19.430464">
            <text:p>19.430464</text:p>
          </table:table-cell>
          <table:table-cell table:formula="of:=([.B36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65]-[.F$2])^2" office:value-type="float" office:value="1.982464">
            <text:p>1.982464</text:p>
          </table:table-cell>
          <table:table-cell table:formula="of:=([.B365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366]-[.F$2])^2" office:value-type="float" office:value="11.614464">
            <text:p>11.614464</text:p>
          </table:table-cell>
          <table:table-cell table:formula="of:=([.B36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367]-[.F$2])^2" office:value-type="float" office:value="6.71846399999999">
            <text:p>6.718464</text:p>
          </table:table-cell>
          <table:table-cell table:formula="of:=([.B367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368]-[.F$2])^2" office:value-type="float" office:value="31.270464">
            <text:p>31.270464</text:p>
          </table:table-cell>
          <table:table-cell table:formula="of:=([.B36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369]-[.F$2])^2" office:value-type="float" office:value="57.638464">
            <text:p>57.638464</text:p>
          </table:table-cell>
          <table:table-cell table:formula="of:=([.B369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70]-[.F$2])^2" office:value-type="float" office:value="0.166464000000001">
            <text:p>0.166464</text:p>
          </table:table-cell>
          <table:table-cell table:formula="of:=([.B37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371]-[.F$2])^2" office:value-type="float" office:value="1.982464">
            <text:p>1.982464</text:p>
          </table:table-cell>
          <table:table-cell table:formula="of:=([.B37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372]-[.F$2])^2" office:value-type="float" office:value="29.246464">
            <text:p>29.246464</text:p>
          </table:table-cell>
          <table:table-cell table:formula="of:=([.B37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373]-[.F$2])^2" office:value-type="float" office:value="43.454464">
            <text:p>43.454464</text:p>
          </table:table-cell>
          <table:table-cell table:formula="of:=([.B373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74]-[.F$2])^2" office:value-type="float" office:value="2.534464">
            <text:p>2.534464</text:p>
          </table:table-cell>
          <table:table-cell table:formula="of:=([.B37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75]-[.F$2])^2" office:value-type="float" office:value="1.982464">
            <text:p>1.982464</text:p>
          </table:table-cell>
          <table:table-cell table:formula="of:=([.B37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76]-[.F$2])^2" office:value-type="float" office:value="0.350463999999998">
            <text:p>0.350464</text:p>
          </table:table-cell>
          <table:table-cell table:formula="of:=([.B37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77]-[.F$2])^2" office:value-type="float" office:value="0.166464000000001">
            <text:p>0.166464</text:p>
          </table:table-cell>
          <table:table-cell table:formula="of:=([.B37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378]-[.F$2])^2" office:value-type="float" office:value="1.982464">
            <text:p>1.982464</text:p>
          </table:table-cell>
          <table:table-cell table:formula="of:=([.B37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79]-[.F$2])^2" office:value-type="float" office:value="0.350463999999998">
            <text:p>0.350464</text:p>
          </table:table-cell>
          <table:table-cell table:formula="of:=([.B37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80]-[.F$2])^2" office:value-type="float" office:value="11.614464">
            <text:p>11.614464</text:p>
          </table:table-cell>
          <table:table-cell table:formula="of:=([.B38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([.A381]-[.F$2])^2" office:value-type="float" office:value="43.454464">
            <text:p>43.454464</text:p>
          </table:table-cell>
          <table:table-cell table:formula="of:=([.B381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82]-[.F$2])^2" office:value-type="float" office:value="0.166464000000001">
            <text:p>0.166464</text:p>
          </table:table-cell>
          <table:table-cell table:formula="of:=([.B38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383]-[.F$2])^2" office:value-type="float" office:value="1.982464">
            <text:p>1.982464</text:p>
          </table:table-cell>
          <table:table-cell table:formula="of:=([.B38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384]-[.F$2])^2" office:value-type="float" office:value="0.350463999999998">
            <text:p>0.350464</text:p>
          </table:table-cell>
          <table:table-cell table:formula="of:=([.B38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385]-[.F$2])^2" office:value-type="float" office:value="0.166464000000001">
            <text:p>0.166464</text:p>
          </table:table-cell>
          <table:table-cell table:formula="of:=([.B38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386]-[.F$2])^2" office:value-type="float" office:value="0.166464000000001">
            <text:p>0.166464</text:p>
          </table:table-cell>
          <table:table-cell table:formula="of:=([.B38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87]-[.F$2])^2" office:value-type="float" office:value="1.982464">
            <text:p>1.982464</text:p>
          </table:table-cell>
          <table:table-cell table:formula="of:=([.B38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388]-[.F$2])^2" office:value-type="float" office:value="2.534464">
            <text:p>2.534464</text:p>
          </table:table-cell>
          <table:table-cell table:formula="of:=([.B38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389]-[.F$2])^2" office:value-type="float" office:value="0.350463999999998">
            <text:p>0.350464</text:p>
          </table:table-cell>
          <table:table-cell table:formula="of:=([.B38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390]-[.F$2])^2" office:value-type="float" office:value="2.534464">
            <text:p>2.534464</text:p>
          </table:table-cell>
          <table:table-cell table:formula="of:=([.B39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391]-[.F$2])^2" office:value-type="float" office:value="5.79846400000001">
            <text:p>5.798464</text:p>
          </table:table-cell>
          <table:table-cell table:formula="of:=([.B391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92]-[.F$2])^2" office:value-type="float" office:value="11.614464">
            <text:p>11.614464</text:p>
          </table:table-cell>
          <table:table-cell table:formula="of:=([.B39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93]-[.F$2])^2" office:value-type="float" office:value="0.166464000000001">
            <text:p>0.166464</text:p>
          </table:table-cell>
          <table:table-cell table:formula="of:=([.B39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94]-[.F$2])^2" office:value-type="float" office:value="0.350463999999998">
            <text:p>0.350464</text:p>
          </table:table-cell>
          <table:table-cell table:formula="of:=([.B39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395]-[.F$2])^2" office:value-type="float" office:value="2.534464">
            <text:p>2.534464</text:p>
          </table:table-cell>
          <table:table-cell table:formula="of:=([.B395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396]-[.F$2])^2" office:value-type="float" office:value="0.350463999999998">
            <text:p>0.350464</text:p>
          </table:table-cell>
          <table:table-cell table:formula="of:=([.B39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97]-[.F$2])^2" office:value-type="float" office:value="11.614464">
            <text:p>11.614464</text:p>
          </table:table-cell>
          <table:table-cell table:formula="of:=([.B39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398]-[.F$2])^2" office:value-type="float" office:value="0.350463999999998">
            <text:p>0.350464</text:p>
          </table:table-cell>
          <table:table-cell table:formula="of:=([.B398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99]-[.F$2])^2" office:value-type="float" office:value="19.430464">
            <text:p>19.430464</text:p>
          </table:table-cell>
          <table:table-cell table:formula="of:=([.B39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0]-[.F$2])^2" office:value-type="float" office:value="0.350463999999998">
            <text:p>0.350464</text:p>
          </table:table-cell>
          <table:table-cell table:formula="of:=([.B40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01]-[.F$2])^2" office:value-type="float" office:value="11.614464">
            <text:p>11.614464</text:p>
          </table:table-cell>
          <table:table-cell table:formula="of:=([.B40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([.A402]-[.F$2])^2" office:value-type="float" office:value="1.982464">
            <text:p>1.982464</text:p>
          </table:table-cell>
          <table:table-cell table:formula="of:=([.B40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3]-[.F$2])^2" office:value-type="float" office:value="0.350463999999998">
            <text:p>0.350464</text:p>
          </table:table-cell>
          <table:table-cell table:formula="of:=([.B40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04]-[.F$2])^2" office:value-type="float" office:value="0.350463999999998">
            <text:p>0.350464</text:p>
          </table:table-cell>
          <table:table-cell table:formula="of:=([.B40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05]-[.F$2])^2" office:value-type="float" office:value="0.166464000000001">
            <text:p>0.166464</text:p>
          </table:table-cell>
          <table:table-cell table:formula="of:=([.B40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406]-[.F$2])^2" office:value-type="float" office:value="31.270464">
            <text:p>31.270464</text:p>
          </table:table-cell>
          <table:table-cell table:formula="of:=([.B40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07]-[.F$2])^2" office:value-type="float" office:value="5.79846400000001">
            <text:p>5.798464</text:p>
          </table:table-cell>
          <table:table-cell table:formula="of:=([.B40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408]-[.F$2])^2" office:value-type="float" office:value="1.982464">
            <text:p>1.982464</text:p>
          </table:table-cell>
          <table:table-cell table:formula="of:=([.B40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409]-[.F$2])^2" office:value-type="float" office:value="11.614464">
            <text:p>11.614464</text:p>
          </table:table-cell>
          <table:table-cell table:formula="of:=([.B40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10]-[.F$2])^2" office:value-type="float" office:value="2.534464">
            <text:p>2.534464</text:p>
          </table:table-cell>
          <table:table-cell table:formula="of:=([.B41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411]-[.F$2])^2" office:value-type="float" office:value="2.534464">
            <text:p>2.534464</text:p>
          </table:table-cell>
          <table:table-cell table:formula="of:=([.B411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12]-[.F$2])^2" office:value-type="float" office:value="5.79846400000001">
            <text:p>5.798464</text:p>
          </table:table-cell>
          <table:table-cell table:formula="of:=([.B41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413]-[.F$2])^2" office:value-type="float" office:value="0.166464000000001">
            <text:p>0.166464</text:p>
          </table:table-cell>
          <table:table-cell table:formula="of:=([.B413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14]-[.F$2])^2" office:value-type="float" office:value="5.79846400000001">
            <text:p>5.798464</text:p>
          </table:table-cell>
          <table:table-cell table:formula="of:=([.B41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15]-[.F$2])^2" office:value-type="float" office:value="0.350463999999998">
            <text:p>0.350464</text:p>
          </table:table-cell>
          <table:table-cell table:formula="of:=([.B41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16]-[.F$2])^2" office:value-type="float" office:value="29.246464">
            <text:p>29.246464</text:p>
          </table:table-cell>
          <table:table-cell table:formula="of:=([.B41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17]-[.F$2])^2" office:value-type="float" office:value="0.350463999999998">
            <text:p>0.350464</text:p>
          </table:table-cell>
          <table:table-cell table:formula="of:=([.B41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18]-[.F$2])^2" office:value-type="float" office:value="5.79846400000001">
            <text:p>5.798464</text:p>
          </table:table-cell>
          <table:table-cell table:formula="of:=([.B41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419]-[.F$2])^2" office:value-type="float" office:value="2.534464">
            <text:p>2.534464</text:p>
          </table:table-cell>
          <table:table-cell table:formula="of:=([.B41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420]-[.F$2])^2" office:value-type="float" office:value="57.638464">
            <text:p>57.638464</text:p>
          </table:table-cell>
          <table:table-cell table:formula="of:=([.B42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421]-[.F$2])^2" office:value-type="float" office:value="2.534464">
            <text:p>2.534464</text:p>
          </table:table-cell>
          <table:table-cell table:formula="of:=([.B42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22]-[.F$2])^2" office:value-type="float" office:value="11.614464">
            <text:p>11.614464</text:p>
          </table:table-cell>
          <table:table-cell table:formula="of:=([.B42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423]-[.F$2])^2" office:value-type="float" office:value="2.534464">
            <text:p>2.534464</text:p>
          </table:table-cell>
          <table:table-cell table:formula="of:=([.B42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24]-[.F$2])^2" office:value-type="float" office:value="1.982464">
            <text:p>1.982464</text:p>
          </table:table-cell>
          <table:table-cell table:formula="of:=([.B42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425]-[.F$2])^2" office:value-type="float" office:value="5.79846400000001">
            <text:p>5.798464</text:p>
          </table:table-cell>
          <table:table-cell table:formula="of:=([.B425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26]-[.F$2])^2" office:value-type="float" office:value="11.614464">
            <text:p>11.614464</text:p>
          </table:table-cell>
          <table:table-cell table:formula="of:=([.B42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27]-[.F$2])^2" office:value-type="float" office:value="0.166464000000001">
            <text:p>0.166464</text:p>
          </table:table-cell>
          <table:table-cell table:formula="of:=([.B42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formula="of:=([.A428]-[.F$2])^2" office:value-type="float" office:value="21.086464">
            <text:p>21.086464</text:p>
          </table:table-cell>
          <table:table-cell table:formula="of:=([.B42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29]-[.F$2])^2" office:value-type="float" office:value="5.79846400000001">
            <text:p>5.798464</text:p>
          </table:table-cell>
          <table:table-cell table:formula="of:=([.B429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30]-[.F$2])^2" office:value-type="float" office:value="1.982464">
            <text:p>1.982464</text:p>
          </table:table-cell>
          <table:table-cell table:formula="of:=([.B43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31]-[.F$2])^2" office:value-type="float" office:value="19.430464">
            <text:p>19.430464</text:p>
          </table:table-cell>
          <table:table-cell table:formula="of:=([.B43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432]-[.F$2])^2" office:value-type="float" office:value="0.350463999999998">
            <text:p>0.350464</text:p>
          </table:table-cell>
          <table:table-cell table:formula="of:=([.B432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33]-[.F$2])^2" office:value-type="float" office:value="41.062464">
            <text:p>41.062464</text:p>
          </table:table-cell>
          <table:table-cell table:formula="of:=([.B43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34]-[.F$2])^2" office:value-type="float" office:value="11.614464">
            <text:p>11.614464</text:p>
          </table:table-cell>
          <table:table-cell table:formula="of:=([.B43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35]-[.F$2])^2" office:value-type="float" office:value="0.350463999999998">
            <text:p>0.350464</text:p>
          </table:table-cell>
          <table:table-cell table:formula="of:=([.B43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36]-[.F$2])^2" office:value-type="float" office:value="0.166464000000001">
            <text:p>0.166464</text:p>
          </table:table-cell>
          <table:table-cell table:formula="of:=([.B43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437]-[.F$2])^2" office:value-type="float" office:value="0.350463999999998">
            <text:p>0.350464</text:p>
          </table:table-cell>
          <table:table-cell table:formula="of:=([.B43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438]-[.F$2])^2" office:value-type="float" office:value="0.350463999999998">
            <text:p>0.350464</text:p>
          </table:table-cell>
          <table:table-cell table:formula="of:=([.B438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39]-[.F$2])^2" office:value-type="float" office:value="0.166464000000001">
            <text:p>0.166464</text:p>
          </table:table-cell>
          <table:table-cell table:formula="of:=([.B43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40]-[.F$2])^2" office:value-type="float" office:value="1.982464">
            <text:p>1.982464</text:p>
          </table:table-cell>
          <table:table-cell table:formula="of:=([.B44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441]-[.F$2])^2" office:value-type="float" office:value="2.534464">
            <text:p>2.534464</text:p>
          </table:table-cell>
          <table:table-cell table:formula="of:=([.B44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442]-[.F$2])^2" office:value-type="float" office:value="2.534464">
            <text:p>2.534464</text:p>
          </table:table-cell>
          <table:table-cell table:formula="of:=([.B44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43]-[.F$2])^2" office:value-type="float" office:value="0.166464000000001">
            <text:p>0.166464</text:p>
          </table:table-cell>
          <table:table-cell table:formula="of:=([.B44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44]-[.F$2])^2" office:value-type="float" office:value="0.166464000000001">
            <text:p>0.166464</text:p>
          </table:table-cell>
          <table:table-cell table:formula="of:=([.B44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445]-[.F$2])^2" office:value-type="float" office:value="29.246464">
            <text:p>29.246464</text:p>
          </table:table-cell>
          <table:table-cell table:formula="of:=([.B445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446]-[.F$2])^2" office:value-type="float" office:value="19.430464">
            <text:p>19.430464</text:p>
          </table:table-cell>
          <table:table-cell table:formula="of:=([.B44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47]-[.F$2])^2" office:value-type="float" office:value="11.614464">
            <text:p>11.614464</text:p>
          </table:table-cell>
          <table:table-cell table:formula="of:=([.B44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448]-[.F$2])^2" office:value-type="float" office:value="0.350463999999998">
            <text:p>0.350464</text:p>
          </table:table-cell>
          <table:table-cell table:formula="of:=([.B44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449]-[.F$2])^2" office:value-type="float" office:value="29.246464">
            <text:p>29.246464</text:p>
          </table:table-cell>
          <table:table-cell table:formula="of:=([.B44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50]-[.F$2])^2" office:value-type="float" office:value="19.430464">
            <text:p>19.430464</text:p>
          </table:table-cell>
          <table:table-cell table:formula="of:=([.B45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51]-[.F$2])^2" office:value-type="float" office:value="0.350463999999998">
            <text:p>0.350464</text:p>
          </table:table-cell>
          <table:table-cell table:formula="of:=([.B45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52]-[.F$2])^2" office:value-type="float" office:value="11.614464">
            <text:p>11.614464</text:p>
          </table:table-cell>
          <table:table-cell table:formula="of:=([.B45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453]-[.F$2])^2" office:value-type="float" office:value="6.71846399999999">
            <text:p>6.718464</text:p>
          </table:table-cell>
          <table:table-cell table:formula="of:=([.B453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454]-[.F$2])^2" office:value-type="float" office:value="0.350463999999998">
            <text:p>0.350464</text:p>
          </table:table-cell>
          <table:table-cell table:formula="of:=([.B45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455]-[.F$2])^2" office:value-type="float" office:value="2.534464">
            <text:p>2.534464</text:p>
          </table:table-cell>
          <table:table-cell table:formula="of:=([.B455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6]-[.F$2])^2" office:value-type="float" office:value="19.430464">
            <text:p>19.430464</text:p>
          </table:table-cell>
          <table:table-cell table:formula="of:=([.B456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457]-[.F$2])^2" office:value-type="float" office:value="21.086464">
            <text:p>21.086464</text:p>
          </table:table-cell>
          <table:table-cell table:formula="of:=([.B45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([.A458]-[.F$2])^2" office:value-type="float" office:value="6.71846399999999">
            <text:p>6.718464</text:p>
          </table:table-cell>
          <table:table-cell table:formula="of:=([.B458]-[.J$2])^2" office:value-type="float" office:value="18.1476">
            <text:p>18.1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459]-[.F$2])^2" office:value-type="float" office:value="0.350463999999998">
            <text:p>0.350464</text:p>
          </table:table-cell>
          <table:table-cell table:formula="of:=([.B45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60]-[.F$2])^2" office:value-type="float" office:value="0.166464000000001">
            <text:p>0.166464</text:p>
          </table:table-cell>
          <table:table-cell table:formula="of:=([.B46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461]-[.F$2])^2" office:value-type="float" office:value="0.350463999999998">
            <text:p>0.350464</text:p>
          </table:table-cell>
          <table:table-cell table:formula="of:=([.B461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462]-[.F$2])^2" office:value-type="float" office:value="12.902464">
            <text:p>12.902464</text:p>
          </table:table-cell>
          <table:table-cell table:formula="of:=([.B46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63]-[.F$2])^2" office:value-type="float" office:value="0.350463999999998">
            <text:p>0.350464</text:p>
          </table:table-cell>
          <table:table-cell table:formula="of:=([.B46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464]-[.F$2])^2" office:value-type="float" office:value="0.166464000000001">
            <text:p>0.166464</text:p>
          </table:table-cell>
          <table:table-cell table:formula="of:=([.B46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65]-[.F$2])^2" office:value-type="float" office:value="2.534464">
            <text:p>2.534464</text:p>
          </table:table-cell>
          <table:table-cell table:formula="of:=([.B46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66]-[.F$2])^2" office:value-type="float" office:value="11.614464">
            <text:p>11.614464</text:p>
          </table:table-cell>
          <table:table-cell table:formula="of:=([.B46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67]-[.F$2])^2" office:value-type="float" office:value="11.614464">
            <text:p>11.614464</text:p>
          </table:table-cell>
          <table:table-cell table:formula="of:=([.B46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formula="of:=([.A468]-[.F$2])^2" office:value-type="float" office:value="275.294464">
            <text:p>275.294464</text:p>
          </table:table-cell>
          <table:table-cell table:formula="of:=([.B468]-[.J$2])^2" office:value-type="float" office:value="52.7076">
            <text:p>52.7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69]-[.F$2])^2" office:value-type="float" office:value="0.350463999999998">
            <text:p>0.350464</text:p>
          </table:table-cell>
          <table:table-cell table:formula="of:=([.B46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470]-[.F$2])^2" office:value-type="float" office:value="0.166464000000001">
            <text:p>0.166464</text:p>
          </table:table-cell>
          <table:table-cell table:formula="of:=([.B47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formula="of:=([.A471]-[.F$2])^2" office:value-type="float" office:value="92.006464">
            <text:p>92.006464</text:p>
          </table:table-cell>
          <table:table-cell table:formula="of:=([.B47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([.A472]-[.F$2])^2" office:value-type="float" office:value="134.374464">
            <text:p>134.374464</text:p>
          </table:table-cell>
          <table:table-cell table:formula="of:=([.B47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73]-[.F$2])^2" office:value-type="float" office:value="0.350463999999998">
            <text:p>0.350464</text:p>
          </table:table-cell>
          <table:table-cell table:formula="of:=([.B47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74]-[.F$2])^2" office:value-type="float" office:value="1.982464">
            <text:p>1.982464</text:p>
          </table:table-cell>
          <table:table-cell table:formula="of:=([.B47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475]-[.F$2])^2" office:value-type="float" office:value="11.614464">
            <text:p>11.614464</text:p>
          </table:table-cell>
          <table:table-cell table:formula="of:=([.B475]-[.J$2])^2" office:value-type="float" office:value="27.6676">
            <text:p>27.6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76]-[.F$2])^2" office:value-type="float" office:value="2.534464">
            <text:p>2.534464</text:p>
          </table:table-cell>
          <table:table-cell table:formula="of:=([.B47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77]-[.F$2])^2" office:value-type="float" office:value="1.982464">
            <text:p>1.982464</text:p>
          </table:table-cell>
          <table:table-cell table:formula="of:=([.B47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478]-[.F$2])^2" office:value-type="float" office:value="0.166464000000001">
            <text:p>0.166464</text:p>
          </table:table-cell>
          <table:table-cell table:formula="of:=([.B478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479]-[.F$2])^2" office:value-type="float" office:value="1.982464">
            <text:p>1.982464</text:p>
          </table:table-cell>
          <table:table-cell table:formula="of:=([.B47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80]-[.F$2])^2" office:value-type="float" office:value="5.79846400000001">
            <text:p>5.798464</text:p>
          </table:table-cell>
          <table:table-cell table:formula="of:=([.B48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81]-[.F$2])^2" office:value-type="float" office:value="2.534464">
            <text:p>2.534464</text:p>
          </table:table-cell>
          <table:table-cell table:formula="of:=([.B48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482]-[.F$2])^2" office:value-type="float" office:value="0.350463999999998">
            <text:p>0.350464</text:p>
          </table:table-cell>
          <table:table-cell table:formula="of:=([.B48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83]-[.F$2])^2" office:value-type="float" office:value="11.614464">
            <text:p>11.614464</text:p>
          </table:table-cell>
          <table:table-cell table:formula="of:=([.B48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84]-[.F$2])^2" office:value-type="float" office:value="0.166464000000001">
            <text:p>0.166464</text:p>
          </table:table-cell>
          <table:table-cell table:formula="of:=([.B48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85]-[.F$2])^2" office:value-type="float" office:value="29.246464">
            <text:p>29.246464</text:p>
          </table:table-cell>
          <table:table-cell table:formula="of:=([.B485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486]-[.F$2])^2" office:value-type="float" office:value="5.79846400000001">
            <text:p>5.798464</text:p>
          </table:table-cell>
          <table:table-cell table:formula="of:=([.B48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87]-[.F$2])^2" office:value-type="float" office:value="0.166464000000001">
            <text:p>0.166464</text:p>
          </table:table-cell>
          <table:table-cell table:formula="of:=([.B48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488]-[.F$2])^2" office:value-type="float" office:value="0.166464000000001">
            <text:p>0.166464</text:p>
          </table:table-cell>
          <table:table-cell table:formula="of:=([.B488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489]-[.F$2])^2" office:value-type="float" office:value="2.534464">
            <text:p>2.534464</text:p>
          </table:table-cell>
          <table:table-cell table:formula="of:=([.B48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90]-[.F$2])^2" office:value-type="float" office:value="11.614464">
            <text:p>11.614464</text:p>
          </table:table-cell>
          <table:table-cell table:formula="of:=([.B49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491]-[.F$2])^2" office:value-type="float" office:value="0.350463999999998">
            <text:p>0.350464</text:p>
          </table:table-cell>
          <table:table-cell table:formula="of:=([.B49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492]-[.F$2])^2" office:value-type="float" office:value="0.166464000000001">
            <text:p>0.166464</text:p>
          </table:table-cell>
          <table:table-cell table:formula="of:=([.B49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93]-[.F$2])^2" office:value-type="float" office:value="5.79846400000001">
            <text:p>5.798464</text:p>
          </table:table-cell>
          <table:table-cell table:formula="of:=([.B49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formula="of:=([.A494]-[.F$2])^2" office:value-type="float" office:value="57.638464">
            <text:p>57.638464</text:p>
          </table:table-cell>
          <table:table-cell table:formula="of:=([.B49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">
            <text:p>19</text:p>
          </table:table-cell>
          <table:table-cell table:formula="of:=([.A495]-[.F$2])^2" office:value-type="float" office:value="5.79846400000001">
            <text:p>5.798464</text:p>
          </table:table-cell>
          <table:table-cell table:formula="of:=([.B49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496]-[.F$2])^2" office:value-type="float" office:value="41.062464">
            <text:p>41.062464</text:p>
          </table:table-cell>
          <table:table-cell table:formula="of:=([.B49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497]-[.F$2])^2" office:value-type="float" office:value="0.166464000000001">
            <text:p>0.166464</text:p>
          </table:table-cell>
          <table:table-cell table:formula="of:=([.B497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98]-[.F$2])^2" office:value-type="float" office:value="1.982464">
            <text:p>1.982464</text:p>
          </table:table-cell>
          <table:table-cell table:formula="of:=([.B49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499]-[.F$2])^2" office:value-type="float" office:value="11.614464">
            <text:p>11.614464</text:p>
          </table:table-cell>
          <table:table-cell table:formula="of:=([.B49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500]-[.F$2])^2" office:value-type="float" office:value="0.166464000000001">
            <text:p>0.166464</text:p>
          </table:table-cell>
          <table:table-cell table:formula="of:=([.B50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501]-[.F$2])^2" office:value-type="float" office:value="29.246464">
            <text:p>29.246464</text:p>
          </table:table-cell>
          <table:table-cell table:formula="of:=([.B50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502]-[.F$2])^2" office:value-type="float" office:value="0.350463999999998">
            <text:p>0.350464</text:p>
          </table:table-cell>
          <table:table-cell table:formula="of:=([.B502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503]-[.F$2])^2" office:value-type="float" office:value="0.166464000000001">
            <text:p>0.166464</text:p>
          </table:table-cell>
          <table:table-cell table:formula="of:=([.B503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04]-[.F$2])^2" office:value-type="float" office:value="5.79846400000001">
            <text:p>5.798464</text:p>
          </table:table-cell>
          <table:table-cell table:formula="of:=([.B50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05]-[.F$2])^2" office:value-type="float" office:value="0.350463999999998">
            <text:p>0.350464</text:p>
          </table:table-cell>
          <table:table-cell table:formula="of:=([.B50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506]-[.F$2])^2" office:value-type="float" office:value="2.534464">
            <text:p>2.534464</text:p>
          </table:table-cell>
          <table:table-cell table:formula="of:=([.B50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07]-[.F$2])^2" office:value-type="float" office:value="0.350463999999998">
            <text:p>0.350464</text:p>
          </table:table-cell>
          <table:table-cell table:formula="of:=([.B50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08]-[.F$2])^2" office:value-type="float" office:value="0.166464000000001">
            <text:p>0.166464</text:p>
          </table:table-cell>
          <table:table-cell table:formula="of:=([.B50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09]-[.F$2])^2" office:value-type="float" office:value="2.534464">
            <text:p>2.534464</text:p>
          </table:table-cell>
          <table:table-cell table:formula="of:=([.B50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formula="of:=([.A510]-[.F$2])^2" office:value-type="float" office:value="73.822464">
            <text:p>73.822464</text:p>
          </table:table-cell>
          <table:table-cell table:formula="of:=([.B510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11]-[.F$2])^2" office:value-type="float" office:value="0.350463999999998">
            <text:p>0.350464</text:p>
          </table:table-cell>
          <table:table-cell table:formula="of:=([.B51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12]-[.F$2])^2" office:value-type="float" office:value="0.350463999999998">
            <text:p>0.350464</text:p>
          </table:table-cell>
          <table:table-cell table:formula="of:=([.B51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13]-[.F$2])^2" office:value-type="float" office:value="5.79846400000001">
            <text:p>5.798464</text:p>
          </table:table-cell>
          <table:table-cell table:formula="of:=([.B513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14]-[.F$2])^2" office:value-type="float" office:value="0.350463999999998">
            <text:p>0.350464</text:p>
          </table:table-cell>
          <table:table-cell table:formula="of:=([.B51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515]-[.F$2])^2" office:value-type="float" office:value="112.190464">
            <text:p>112.190464</text:p>
          </table:table-cell>
          <table:table-cell table:formula="of:=([.B51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16]-[.F$2])^2" office:value-type="float" office:value="0.350463999999998">
            <text:p>0.350464</text:p>
          </table:table-cell>
          <table:table-cell table:formula="of:=([.B51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517]-[.F$2])^2" office:value-type="float" office:value="1.982464">
            <text:p>1.982464</text:p>
          </table:table-cell>
          <table:table-cell table:formula="of:=([.B51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18]-[.F$2])^2" office:value-type="float" office:value="5.79846400000001">
            <text:p>5.798464</text:p>
          </table:table-cell>
          <table:table-cell table:formula="of:=([.B51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19]-[.F$2])^2" office:value-type="float" office:value="5.79846400000001">
            <text:p>5.798464</text:p>
          </table:table-cell>
          <table:table-cell table:formula="of:=([.B51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0]-[.F$2])^2" office:value-type="float" office:value="29.246464">
            <text:p>29.246464</text:p>
          </table:table-cell>
          <table:table-cell table:formula="of:=([.B520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21]-[.F$2])^2" office:value-type="float" office:value="19.430464">
            <text:p>19.430464</text:p>
          </table:table-cell>
          <table:table-cell table:formula="of:=([.B52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22]-[.F$2])^2" office:value-type="float" office:value="0.166464000000001">
            <text:p>0.166464</text:p>
          </table:table-cell>
          <table:table-cell table:formula="of:=([.B52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23]-[.F$2])^2" office:value-type="float" office:value="5.79846400000001">
            <text:p>5.798464</text:p>
          </table:table-cell>
          <table:table-cell table:formula="of:=([.B52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524]-[.F$2])^2" office:value-type="float" office:value="41.062464">
            <text:p>41.062464</text:p>
          </table:table-cell>
          <table:table-cell table:formula="of:=([.B52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25]-[.F$2])^2" office:value-type="float" office:value="2.534464">
            <text:p>2.534464</text:p>
          </table:table-cell>
          <table:table-cell table:formula="of:=([.B52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526]-[.F$2])^2" office:value-type="float" office:value="2.534464">
            <text:p>2.534464</text:p>
          </table:table-cell>
          <table:table-cell table:formula="of:=([.B526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27]-[.F$2])^2" office:value-type="float" office:value="29.246464">
            <text:p>29.246464</text:p>
          </table:table-cell>
          <table:table-cell table:formula="of:=([.B52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528]-[.F$2])^2" office:value-type="float" office:value="2.534464">
            <text:p>2.534464</text:p>
          </table:table-cell>
          <table:table-cell table:formula="of:=([.B52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29]-[.F$2])^2" office:value-type="float" office:value="0.350463999999998">
            <text:p>0.350464</text:p>
          </table:table-cell>
          <table:table-cell table:formula="of:=([.B52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30]-[.F$2])^2" office:value-type="float" office:value="0.166464000000001">
            <text:p>0.166464</text:p>
          </table:table-cell>
          <table:table-cell table:formula="of:=([.B53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31]-[.F$2])^2" office:value-type="float" office:value="0.350463999999998">
            <text:p>0.350464</text:p>
          </table:table-cell>
          <table:table-cell table:formula="of:=([.B53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32]-[.F$2])^2" office:value-type="float" office:value="0.166464000000001">
            <text:p>0.166464</text:p>
          </table:table-cell>
          <table:table-cell table:formula="of:=([.B53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33]-[.F$2])^2" office:value-type="float" office:value="2.534464">
            <text:p>2.534464</text:p>
          </table:table-cell>
          <table:table-cell table:formula="of:=([.B53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34]-[.F$2])^2" office:value-type="float" office:value="0.350463999999998">
            <text:p>0.350464</text:p>
          </table:table-cell>
          <table:table-cell table:formula="of:=([.B53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([.A535]-[.F$2])^2" office:value-type="float" office:value="158.558464">
            <text:p>158.558464</text:p>
          </table:table-cell>
          <table:table-cell table:formula="of:=([.B535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536]-[.F$2])^2" office:value-type="float" office:value="11.614464">
            <text:p>11.614464</text:p>
          </table:table-cell>
          <table:table-cell table:formula="of:=([.B53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37]-[.F$2])^2" office:value-type="float" office:value="0.350463999999998">
            <text:p>0.350464</text:p>
          </table:table-cell>
          <table:table-cell table:formula="of:=([.B53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38]-[.F$2])^2" office:value-type="float" office:value="0.166464000000001">
            <text:p>0.166464</text:p>
          </table:table-cell>
          <table:table-cell table:formula="of:=([.B53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539]-[.F$2])^2" office:value-type="float" office:value="0.350463999999998">
            <text:p>0.350464</text:p>
          </table:table-cell>
          <table:table-cell table:formula="of:=([.B53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40]-[.F$2])^2" office:value-type="float" office:value="0.350463999999998">
            <text:p>0.350464</text:p>
          </table:table-cell>
          <table:table-cell table:formula="of:=([.B54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41]-[.F$2])^2" office:value-type="float" office:value="0.350463999999998">
            <text:p>0.350464</text:p>
          </table:table-cell>
          <table:table-cell table:formula="of:=([.B54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42]-[.F$2])^2" office:value-type="float" office:value="0.350463999999998">
            <text:p>0.350464</text:p>
          </table:table-cell>
          <table:table-cell table:formula="of:=([.B54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543]-[.F$2])^2" office:value-type="float" office:value="2.534464">
            <text:p>2.534464</text:p>
          </table:table-cell>
          <table:table-cell table:formula="of:=([.B54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544]-[.F$2])^2" office:value-type="float" office:value="6.71846399999999">
            <text:p>6.718464</text:p>
          </table:table-cell>
          <table:table-cell table:formula="of:=([.B544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545]-[.F$2])^2" office:value-type="float" office:value="0.350463999999998">
            <text:p>0.350464</text:p>
          </table:table-cell>
          <table:table-cell table:formula="of:=([.B545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546]-[.F$2])^2" office:value-type="float" office:value="0.166464000000001">
            <text:p>0.166464</text:p>
          </table:table-cell>
          <table:table-cell table:formula="of:=([.B54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47]-[.F$2])^2" office:value-type="float" office:value="19.430464">
            <text:p>19.430464</text:p>
          </table:table-cell>
          <table:table-cell table:formula="of:=([.B54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548]-[.F$2])^2" office:value-type="float" office:value="2.534464">
            <text:p>2.534464</text:p>
          </table:table-cell>
          <table:table-cell table:formula="of:=([.B548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49]-[.F$2])^2" office:value-type="float" office:value="11.614464">
            <text:p>11.614464</text:p>
          </table:table-cell>
          <table:table-cell table:formula="of:=([.B54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550]-[.F$2])^2" office:value-type="float" office:value="11.614464">
            <text:p>11.614464</text:p>
          </table:table-cell>
          <table:table-cell table:formula="of:=([.B55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51]-[.F$2])^2" office:value-type="float" office:value="2.534464">
            <text:p>2.534464</text:p>
          </table:table-cell>
          <table:table-cell table:formula="of:=([.B55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552]-[.F$2])^2" office:value-type="float" office:value="0.350463999999998">
            <text:p>0.350464</text:p>
          </table:table-cell>
          <table:table-cell table:formula="of:=([.B552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53]-[.F$2])^2" office:value-type="float" office:value="19.430464">
            <text:p>19.430464</text:p>
          </table:table-cell>
          <table:table-cell table:formula="of:=([.B55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54]-[.F$2])^2" office:value-type="float" office:value="2.534464">
            <text:p>2.534464</text:p>
          </table:table-cell>
          <table:table-cell table:formula="of:=([.B55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555]-[.F$2])^2" office:value-type="float" office:value="5.79846400000001">
            <text:p>5.798464</text:p>
          </table:table-cell>
          <table:table-cell table:formula="of:=([.B555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556]-[.F$2])^2" office:value-type="float" office:value="92.006464">
            <text:p>92.006464</text:p>
          </table:table-cell>
          <table:table-cell table:formula="of:=([.B55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557]-[.F$2])^2" office:value-type="float" office:value="6.71846399999999">
            <text:p>6.718464</text:p>
          </table:table-cell>
          <table:table-cell table:formula="of:=([.B55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58]-[.F$2])^2" office:value-type="float" office:value="2.534464">
            <text:p>2.534464</text:p>
          </table:table-cell>
          <table:table-cell table:formula="of:=([.B55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559]-[.F$2])^2" office:value-type="float" office:value="12.902464">
            <text:p>12.902464</text:p>
          </table:table-cell>
          <table:table-cell table:formula="of:=([.B55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60]-[.F$2])^2" office:value-type="float" office:value="2.534464">
            <text:p>2.534464</text:p>
          </table:table-cell>
          <table:table-cell table:formula="of:=([.B560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61]-[.F$2])^2" office:value-type="float" office:value="2.534464">
            <text:p>2.534464</text:p>
          </table:table-cell>
          <table:table-cell table:formula="of:=([.B56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62]-[.F$2])^2" office:value-type="float" office:value="2.534464">
            <text:p>2.534464</text:p>
          </table:table-cell>
          <table:table-cell table:formula="of:=([.B56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63]-[.F$2])^2" office:value-type="float" office:value="2.534464">
            <text:p>2.534464</text:p>
          </table:table-cell>
          <table:table-cell table:formula="of:=([.B56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564]-[.F$2])^2" office:value-type="float" office:value="0.350463999999998">
            <text:p>0.350464</text:p>
          </table:table-cell>
          <table:table-cell table:formula="of:=([.B56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65]-[.F$2])^2" office:value-type="float" office:value="11.614464">
            <text:p>11.614464</text:p>
          </table:table-cell>
          <table:table-cell table:formula="of:=([.B56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66]-[.F$2])^2" office:value-type="float" office:value="19.430464">
            <text:p>19.430464</text:p>
          </table:table-cell>
          <table:table-cell table:formula="of:=([.B56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567]-[.F$2])^2" office:value-type="float" office:value="2.534464">
            <text:p>2.534464</text:p>
          </table:table-cell>
          <table:table-cell table:formula="of:=([.B567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568]-[.F$2])^2" office:value-type="float" office:value="41.062464">
            <text:p>41.062464</text:p>
          </table:table-cell>
          <table:table-cell table:formula="of:=([.B568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A569]-[.F$2])^2" office:value-type="float" office:value="73.822464">
            <text:p>73.822464</text:p>
          </table:table-cell>
          <table:table-cell table:formula="of:=([.B56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70]-[.F$2])^2" office:value-type="float" office:value="5.79846400000001">
            <text:p>5.798464</text:p>
          </table:table-cell>
          <table:table-cell table:formula="of:=([.B57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71]-[.F$2])^2" office:value-type="float" office:value="0.350463999999998">
            <text:p>0.350464</text:p>
          </table:table-cell>
          <table:table-cell table:formula="of:=([.B57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72]-[.F$2])^2" office:value-type="float" office:value="0.350463999999998">
            <text:p>0.350464</text:p>
          </table:table-cell>
          <table:table-cell table:formula="of:=([.B57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573]-[.F$2])^2" office:value-type="float" office:value="0.350463999999998">
            <text:p>0.350464</text:p>
          </table:table-cell>
          <table:table-cell table:formula="of:=([.B57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74]-[.F$2])^2" office:value-type="float" office:value="0.350463999999998">
            <text:p>0.350464</text:p>
          </table:table-cell>
          <table:table-cell table:formula="of:=([.B57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75]-[.F$2])^2" office:value-type="float" office:value="0.350463999999998">
            <text:p>0.350464</text:p>
          </table:table-cell>
          <table:table-cell table:formula="of:=([.B57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76]-[.F$2])^2" office:value-type="float" office:value="0.350463999999998">
            <text:p>0.350464</text:p>
          </table:table-cell>
          <table:table-cell table:formula="of:=([.B57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77]-[.F$2])^2" office:value-type="float" office:value="5.79846400000001">
            <text:p>5.798464</text:p>
          </table:table-cell>
          <table:table-cell table:formula="of:=([.B57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78]-[.F$2])^2" office:value-type="float" office:value="5.79846400000001">
            <text:p>5.798464</text:p>
          </table:table-cell>
          <table:table-cell table:formula="of:=([.B57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79]-[.F$2])^2" office:value-type="float" office:value="19.430464">
            <text:p>19.430464</text:p>
          </table:table-cell>
          <table:table-cell table:formula="of:=([.B57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580]-[.F$2])^2" office:value-type="float" office:value="11.614464">
            <text:p>11.614464</text:p>
          </table:table-cell>
          <table:table-cell table:formula="of:=([.B58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table:formula="of:=([.A581]-[.F$2])^2" office:value-type="float" office:value="184.742464">
            <text:p>184.742464</text:p>
          </table:table-cell>
          <table:table-cell table:formula="of:=([.B581]-[.J$2])^2" office:value-type="float" office:value="39.1876">
            <text:p>39.1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82]-[.F$2])^2" office:value-type="float" office:value="2.534464">
            <text:p>2.534464</text:p>
          </table:table-cell>
          <table:table-cell table:formula="of:=([.B58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83]-[.F$2])^2" office:value-type="float" office:value="2.534464">
            <text:p>2.534464</text:p>
          </table:table-cell>
          <table:table-cell table:formula="of:=([.B58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584]-[.F$2])^2" office:value-type="float" office:value="11.614464">
            <text:p>11.614464</text:p>
          </table:table-cell>
          <table:table-cell table:formula="of:=([.B584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85]-[.F$2])^2" office:value-type="float" office:value="0.350463999999998">
            <text:p>0.350464</text:p>
          </table:table-cell>
          <table:table-cell table:formula="of:=([.B58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586]-[.F$2])^2" office:value-type="float" office:value="0.350463999999998">
            <text:p>0.350464</text:p>
          </table:table-cell>
          <table:table-cell table:formula="of:=([.B58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587]-[.F$2])^2" office:value-type="float" office:value="11.614464">
            <text:p>11.614464</text:p>
          </table:table-cell>
          <table:table-cell table:formula="of:=([.B587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88]-[.F$2])^2" office:value-type="float" office:value="0.166464000000001">
            <text:p>0.166464</text:p>
          </table:table-cell>
          <table:table-cell table:formula="of:=([.B58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589]-[.F$2])^2" office:value-type="float" office:value="0.166464000000001">
            <text:p>0.166464</text:p>
          </table:table-cell>
          <table:table-cell table:formula="of:=([.B58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90]-[.F$2])^2" office:value-type="float" office:value="29.246464">
            <text:p>29.246464</text:p>
          </table:table-cell>
          <table:table-cell table:formula="of:=([.B59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591]-[.F$2])^2" office:value-type="float" office:value="2.534464">
            <text:p>2.534464</text:p>
          </table:table-cell>
          <table:table-cell table:formula="of:=([.B59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92]-[.F$2])^2" office:value-type="float" office:value="5.79846400000001">
            <text:p>5.798464</text:p>
          </table:table-cell>
          <table:table-cell table:formula="of:=([.B59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593]-[.F$2])^2" office:value-type="float" office:value="5.79846400000001">
            <text:p>5.798464</text:p>
          </table:table-cell>
          <table:table-cell table:formula="of:=([.B59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594]-[.F$2])^2" office:value-type="float" office:value="0.350463999999998">
            <text:p>0.350464</text:p>
          </table:table-cell>
          <table:table-cell table:formula="of:=([.B594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595]-[.F$2])^2" office:value-type="float" office:value="31.270464">
            <text:p>31.270464</text:p>
          </table:table-cell>
          <table:table-cell table:formula="of:=([.B59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6]-[.F$2])^2" office:value-type="float" office:value="19.430464">
            <text:p>19.430464</text:p>
          </table:table-cell>
          <table:table-cell table:formula="of:=([.B59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597]-[.F$2])^2" office:value-type="float" office:value="5.79846400000001">
            <text:p>5.798464</text:p>
          </table:table-cell>
          <table:table-cell table:formula="of:=([.B59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98]-[.F$2])^2" office:value-type="float" office:value="29.246464">
            <text:p>29.246464</text:p>
          </table:table-cell>
          <table:table-cell table:formula="of:=([.B598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599]-[.F$2])^2" office:value-type="float" office:value="0.166464000000001">
            <text:p>0.166464</text:p>
          </table:table-cell>
          <table:table-cell table:formula="of:=([.B59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0]-[.F$2])^2" office:value-type="float" office:value="0.350463999999998">
            <text:p>0.350464</text:p>
          </table:table-cell>
          <table:table-cell table:formula="of:=([.B60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01]-[.F$2])^2" office:value-type="float" office:value="5.79846400000001">
            <text:p>5.798464</text:p>
          </table:table-cell>
          <table:table-cell table:formula="of:=([.B60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602]-[.F$2])^2" office:value-type="float" office:value="11.614464">
            <text:p>11.614464</text:p>
          </table:table-cell>
          <table:table-cell table:formula="of:=([.B60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3]-[.F$2])^2" office:value-type="float" office:value="0.350463999999998">
            <text:p>0.350464</text:p>
          </table:table-cell>
          <table:table-cell table:formula="of:=([.B60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4]-[.F$2])^2" office:value-type="float" office:value="0.350463999999998">
            <text:p>0.350464</text:p>
          </table:table-cell>
          <table:table-cell table:formula="of:=([.B60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05]-[.F$2])^2" office:value-type="float" office:value="0.350463999999998">
            <text:p>0.350464</text:p>
          </table:table-cell>
          <table:table-cell table:formula="of:=([.B60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06]-[.F$2])^2" office:value-type="float" office:value="0.166464000000001">
            <text:p>0.166464</text:p>
          </table:table-cell>
          <table:table-cell table:formula="of:=([.B60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607]-[.F$2])^2" office:value-type="float" office:value="0.166464000000001">
            <text:p>0.166464</text:p>
          </table:table-cell>
          <table:table-cell table:formula="of:=([.B60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08]-[.F$2])^2" office:value-type="float" office:value="2.534464">
            <text:p>2.534464</text:p>
          </table:table-cell>
          <table:table-cell table:formula="of:=([.B60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09]-[.F$2])^2" office:value-type="float" office:value="1.982464">
            <text:p>1.982464</text:p>
          </table:table-cell>
          <table:table-cell table:formula="of:=([.B60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10]-[.F$2])^2" office:value-type="float" office:value="11.614464">
            <text:p>11.614464</text:p>
          </table:table-cell>
          <table:table-cell table:formula="of:=([.B610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11]-[.F$2])^2" office:value-type="float" office:value="0.166464000000001">
            <text:p>0.166464</text:p>
          </table:table-cell>
          <table:table-cell table:formula="of:=([.B61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612]-[.F$2])^2" office:value-type="float" office:value="19.430464">
            <text:p>19.430464</text:p>
          </table:table-cell>
          <table:table-cell table:formula="of:=([.B61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13]-[.F$2])^2" office:value-type="float" office:value="0.166464000000001">
            <text:p>0.166464</text:p>
          </table:table-cell>
          <table:table-cell table:formula="of:=([.B61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14]-[.F$2])^2" office:value-type="float" office:value="0.350463999999998">
            <text:p>0.350464</text:p>
          </table:table-cell>
          <table:table-cell table:formula="of:=([.B61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15]-[.F$2])^2" office:value-type="float" office:value="0.166464000000001">
            <text:p>0.166464</text:p>
          </table:table-cell>
          <table:table-cell table:formula="of:=([.B61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6]-[.F$2])^2" office:value-type="float" office:value="19.430464">
            <text:p>19.430464</text:p>
          </table:table-cell>
          <table:table-cell table:formula="of:=([.B61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formula="of:=([.A617]-[.F$2])^2" office:value-type="float" office:value="212.926464">
            <text:p>212.926464</text:p>
          </table:table-cell>
          <table:table-cell table:formula="of:=([.B617]-[.J$2])^2" office:value-type="float" office:value="541.0276">
            <text:p>541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18]-[.F$2])^2" office:value-type="float" office:value="0.350463999999998">
            <text:p>0.350464</text:p>
          </table:table-cell>
          <table:table-cell table:formula="of:=([.B61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([.A619]-[.F$2])^2" office:value-type="float" office:value="309.478464">
            <text:p>309.478464</text:p>
          </table:table-cell>
          <table:table-cell table:formula="of:=([.B619]-[.J$2])^2" office:value-type="float" office:value="495.5076">
            <text:p>495.50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formula="of:=([.A620]-[.F$2])^2" office:value-type="float" office:value="73.822464">
            <text:p>73.822464</text:p>
          </table:table-cell>
          <table:table-cell table:formula="of:=([.B620]-[.J$2])^2" office:value-type="float" office:value="410.4676">
            <text:p>410.46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21]-[.F$2])^2" office:value-type="float" office:value="5.79846400000001">
            <text:p>5.798464</text:p>
          </table:table-cell>
          <table:table-cell table:formula="of:=([.B62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22]-[.F$2])^2" office:value-type="float" office:value="41.062464">
            <text:p>41.062464</text:p>
          </table:table-cell>
          <table:table-cell table:formula="of:=([.B62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23]-[.F$2])^2" office:value-type="float" office:value="0.350463999999998">
            <text:p>0.350464</text:p>
          </table:table-cell>
          <table:table-cell table:formula="of:=([.B623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24]-[.F$2])^2" office:value-type="float" office:value="0.350463999999998">
            <text:p>0.350464</text:p>
          </table:table-cell>
          <table:table-cell table:formula="of:=([.B624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25]-[.F$2])^2" office:value-type="float" office:value="0.350463999999998">
            <text:p>0.350464</text:p>
          </table:table-cell>
          <table:table-cell table:formula="of:=([.B62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26]-[.F$2])^2" office:value-type="float" office:value="11.614464">
            <text:p>11.614464</text:p>
          </table:table-cell>
          <table:table-cell table:formula="of:=([.B62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6">
            <text:p>36</text:p>
          </table:table-cell>
          <table:table-cell table:formula="of:=([.A627]-[.F$2])^2" office:value-type="float" office:value="212.926464">
            <text:p>212.926464</text:p>
          </table:table-cell>
          <table:table-cell table:formula="of:=([.B627]-[.J$2])^2" office:value-type="float" office:value="333.4276">
            <text:p>333.4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28]-[.F$2])^2" office:value-type="float" office:value="2.534464">
            <text:p>2.534464</text:p>
          </table:table-cell>
          <table:table-cell table:formula="of:=([.B62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29]-[.F$2])^2" office:value-type="float" office:value="0.350463999999998">
            <text:p>0.350464</text:p>
          </table:table-cell>
          <table:table-cell table:formula="of:=([.B62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30]-[.F$2])^2" office:value-type="float" office:value="5.79846400000001">
            <text:p>5.798464</text:p>
          </table:table-cell>
          <table:table-cell table:formula="of:=([.B630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31]-[.F$2])^2" office:value-type="float" office:value="0.350463999999998">
            <text:p>0.350464</text:p>
          </table:table-cell>
          <table:table-cell table:formula="of:=([.B63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32]-[.F$2])^2" office:value-type="float" office:value="0.350463999999998">
            <text:p>0.350464</text:p>
          </table:table-cell>
          <table:table-cell table:formula="of:=([.B632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33]-[.F$2])^2" office:value-type="float" office:value="0.350463999999998">
            <text:p>0.350464</text:p>
          </table:table-cell>
          <table:table-cell table:formula="of:=([.B63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634]-[.F$2])^2" office:value-type="float" office:value="73.822464">
            <text:p>73.822464</text:p>
          </table:table-cell>
          <table:table-cell table:formula="of:=([.B63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([.A635]-[.F$2])^2" office:value-type="float" office:value="112.190464">
            <text:p>112.190464</text:p>
          </table:table-cell>
          <table:table-cell table:formula="of:=([.B635]-[.J$2])^2" office:value-type="float" office:value="105.2676">
            <text:p>105.2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636]-[.F$2])^2" office:value-type="float" office:value="2.534464">
            <text:p>2.534464</text:p>
          </table:table-cell>
          <table:table-cell table:formula="of:=([.B636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37]-[.F$2])^2" office:value-type="float" office:value="41.062464">
            <text:p>41.062464</text:p>
          </table:table-cell>
          <table:table-cell table:formula="of:=([.B63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638]-[.F$2])^2" office:value-type="float" office:value="12.902464">
            <text:p>12.902464</text:p>
          </table:table-cell>
          <table:table-cell table:formula="of:=([.B63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39]-[.F$2])^2" office:value-type="float" office:value="0.350463999999998">
            <text:p>0.350464</text:p>
          </table:table-cell>
          <table:table-cell table:formula="of:=([.B639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([.A640]-[.F$2])^2" office:value-type="float" office:value="158.558464">
            <text:p>158.558464</text:p>
          </table:table-cell>
          <table:table-cell table:formula="of:=([.B640]-[.J$2])^2" office:value-type="float" office:value="18.1476">
            <text:p>18.14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641]-[.F$2])^2" office:value-type="float" office:value="41.062464">
            <text:p>41.062464</text:p>
          </table:table-cell>
          <table:table-cell table:formula="of:=([.B64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42]-[.F$2])^2" office:value-type="float" office:value="5.79846400000001">
            <text:p>5.798464</text:p>
          </table:table-cell>
          <table:table-cell table:formula="of:=([.B64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43]-[.F$2])^2" office:value-type="float" office:value="1.982464">
            <text:p>1.982464</text:p>
          </table:table-cell>
          <table:table-cell table:formula="of:=([.B64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A644]-[.F$2])^2" office:value-type="float" office:value="73.822464">
            <text:p>73.822464</text:p>
          </table:table-cell>
          <table:table-cell table:formula="of:=([.B64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45]-[.F$2])^2" office:value-type="float" office:value="11.614464">
            <text:p>11.614464</text:p>
          </table:table-cell>
          <table:table-cell table:formula="of:=([.B64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46]-[.F$2])^2" office:value-type="float" office:value="5.79846400000001">
            <text:p>5.798464</text:p>
          </table:table-cell>
          <table:table-cell table:formula="of:=([.B646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647]-[.F$2])^2" office:value-type="float" office:value="1.982464">
            <text:p>1.982464</text:p>
          </table:table-cell>
          <table:table-cell table:formula="of:=([.B64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648]-[.F$2])^2" office:value-type="float" office:value="41.062464">
            <text:p>41.062464</text:p>
          </table:table-cell>
          <table:table-cell table:formula="of:=([.B64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649]-[.F$2])^2" office:value-type="float" office:value="6.71846399999999">
            <text:p>6.718464</text:p>
          </table:table-cell>
          <table:table-cell table:formula="of:=([.B64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50]-[.F$2])^2" office:value-type="float" office:value="0.350463999999998">
            <text:p>0.350464</text:p>
          </table:table-cell>
          <table:table-cell table:formula="of:=([.B65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51]-[.F$2])^2" office:value-type="float" office:value="11.614464">
            <text:p>11.614464</text:p>
          </table:table-cell>
          <table:table-cell table:formula="of:=([.B651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652]-[.F$2])^2" office:value-type="float" office:value="0.350463999999998">
            <text:p>0.350464</text:p>
          </table:table-cell>
          <table:table-cell table:formula="of:=([.B65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53]-[.F$2])^2" office:value-type="float" office:value="11.614464">
            <text:p>11.614464</text:p>
          </table:table-cell>
          <table:table-cell table:formula="of:=([.B65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654]-[.F$2])^2" office:value-type="float" office:value="1.982464">
            <text:p>1.982464</text:p>
          </table:table-cell>
          <table:table-cell table:formula="of:=([.B65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55]-[.F$2])^2" office:value-type="float" office:value="29.246464">
            <text:p>29.246464</text:p>
          </table:table-cell>
          <table:table-cell table:formula="of:=([.B655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656]-[.F$2])^2" office:value-type="float" office:value="6.71846399999999">
            <text:p>6.718464</text:p>
          </table:table-cell>
          <table:table-cell table:formula="of:=([.B65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657]-[.F$2])^2" office:value-type="float" office:value="2.534464">
            <text:p>2.534464</text:p>
          </table:table-cell>
          <table:table-cell table:formula="of:=([.B65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58]-[.F$2])^2" office:value-type="float" office:value="11.614464">
            <text:p>11.614464</text:p>
          </table:table-cell>
          <table:table-cell table:formula="of:=([.B65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59]-[.F$2])^2" office:value-type="float" office:value="11.614464">
            <text:p>11.614464</text:p>
          </table:table-cell>
          <table:table-cell table:formula="of:=([.B65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60]-[.F$2])^2" office:value-type="float" office:value="5.79846400000001">
            <text:p>5.798464</text:p>
          </table:table-cell>
          <table:table-cell table:formula="of:=([.B66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661]-[.F$2])^2" office:value-type="float" office:value="0.166464000000001">
            <text:p>0.166464</text:p>
          </table:table-cell>
          <table:table-cell table:formula="of:=([.B66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62]-[.F$2])^2" office:value-type="float" office:value="0.350463999999998">
            <text:p>0.350464</text:p>
          </table:table-cell>
          <table:table-cell table:formula="of:=([.B66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63]-[.F$2])^2" office:value-type="float" office:value="5.79846400000001">
            <text:p>5.798464</text:p>
          </table:table-cell>
          <table:table-cell table:formula="of:=([.B66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64]-[.F$2])^2" office:value-type="float" office:value="29.246464">
            <text:p>29.246464</text:p>
          </table:table-cell>
          <table:table-cell table:formula="of:=([.B664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65]-[.F$2])^2" office:value-type="float" office:value="41.062464">
            <text:p>41.062464</text:p>
          </table:table-cell>
          <table:table-cell table:formula="of:=([.B66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66]-[.F$2])^2" office:value-type="float" office:value="0.350463999999998">
            <text:p>0.350464</text:p>
          </table:table-cell>
          <table:table-cell table:formula="of:=([.B66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67]-[.F$2])^2" office:value-type="float" office:value="11.614464">
            <text:p>11.614464</text:p>
          </table:table-cell>
          <table:table-cell table:formula="of:=([.B66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68]-[.F$2])^2" office:value-type="float" office:value="0.350463999999998">
            <text:p>0.350464</text:p>
          </table:table-cell>
          <table:table-cell table:formula="of:=([.B66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69]-[.F$2])^2" office:value-type="float" office:value="5.79846400000001">
            <text:p>5.798464</text:p>
          </table:table-cell>
          <table:table-cell table:formula="of:=([.B669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70]-[.F$2])^2" office:value-type="float" office:value="29.246464">
            <text:p>29.246464</text:p>
          </table:table-cell>
          <table:table-cell table:formula="of:=([.B67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671]-[.F$2])^2" office:value-type="float" office:value="5.79846400000001">
            <text:p>5.798464</text:p>
          </table:table-cell>
          <table:table-cell table:formula="of:=([.B67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672]-[.F$2])^2" office:value-type="float" office:value="0.350463999999998">
            <text:p>0.350464</text:p>
          </table:table-cell>
          <table:table-cell table:formula="of:=([.B67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673]-[.F$2])^2" office:value-type="float" office:value="6.71846399999999">
            <text:p>6.718464</text:p>
          </table:table-cell>
          <table:table-cell table:formula="of:=([.B673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74]-[.F$2])^2" office:value-type="float" office:value="11.614464">
            <text:p>11.614464</text:p>
          </table:table-cell>
          <table:table-cell table:formula="of:=([.B67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675]-[.F$2])^2" office:value-type="float" office:value="5.79846400000001">
            <text:p>5.798464</text:p>
          </table:table-cell>
          <table:table-cell table:formula="of:=([.B675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676]-[.F$2])^2" office:value-type="float" office:value="0.350463999999998">
            <text:p>0.350464</text:p>
          </table:table-cell>
          <table:table-cell table:formula="of:=([.B67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677]-[.F$2])^2" office:value-type="float" office:value="2.534464">
            <text:p>2.534464</text:p>
          </table:table-cell>
          <table:table-cell table:formula="of:=([.B677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678]-[.F$2])^2" office:value-type="float" office:value="0.166464000000001">
            <text:p>0.166464</text:p>
          </table:table-cell>
          <table:table-cell table:formula="of:=([.B67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679]-[.F$2])^2" office:value-type="float" office:value="2.534464">
            <text:p>2.534464</text:p>
          </table:table-cell>
          <table:table-cell table:formula="of:=([.B679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formula="of:=([.A680]-[.F$2])^2" office:value-type="float" office:value="134.374464">
            <text:p>134.374464</text:p>
          </table:table-cell>
          <table:table-cell table:formula="of:=([.B680]-[.J$2])^2" office:value-type="float" office:value="798.6276">
            <text:p>798.6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681]-[.F$2])^2" office:value-type="float" office:value="0.166464000000001">
            <text:p>0.166464</text:p>
          </table:table-cell>
          <table:table-cell table:formula="of:=([.B68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82]-[.F$2])^2" office:value-type="float" office:value="0.350463999999998">
            <text:p>0.350464</text:p>
          </table:table-cell>
          <table:table-cell table:formula="of:=([.B68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83]-[.F$2])^2" office:value-type="float" office:value="2.534464">
            <text:p>2.534464</text:p>
          </table:table-cell>
          <table:table-cell table:formula="of:=([.B68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684]-[.F$2])^2" office:value-type="float" office:value="0.350463999999998">
            <text:p>0.350464</text:p>
          </table:table-cell>
          <table:table-cell table:formula="of:=([.B68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85]-[.F$2])^2" office:value-type="float" office:value="1.982464">
            <text:p>1.982464</text:p>
          </table:table-cell>
          <table:table-cell table:formula="of:=([.B685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86]-[.F$2])^2" office:value-type="float" office:value="11.614464">
            <text:p>11.614464</text:p>
          </table:table-cell>
          <table:table-cell table:formula="of:=([.B68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687]-[.F$2])^2" office:value-type="float" office:value="11.614464">
            <text:p>11.614464</text:p>
          </table:table-cell>
          <table:table-cell table:formula="of:=([.B68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688]-[.F$2])^2" office:value-type="float" office:value="2.534464">
            <text:p>2.534464</text:p>
          </table:table-cell>
          <table:table-cell table:formula="of:=([.B688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689]-[.F$2])^2" office:value-type="float" office:value="43.454464">
            <text:p>43.454464</text:p>
          </table:table-cell>
          <table:table-cell table:formula="of:=([.B68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([.A690]-[.F$2])^2" office:value-type="float" office:value="43.454464">
            <text:p>43.454464</text:p>
          </table:table-cell>
          <table:table-cell table:formula="of:=([.B690]-[.J$2])^2" office:value-type="float" office:value="203.3476">
            <text:p>203.34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691]-[.F$2])^2" office:value-type="float" office:value="2.534464">
            <text:p>2.534464</text:p>
          </table:table-cell>
          <table:table-cell table:formula="of:=([.B69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692]-[.F$2])^2" office:value-type="float" office:value="43.454464">
            <text:p>43.454464</text:p>
          </table:table-cell>
          <table:table-cell table:formula="of:=([.B69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table:formula="of:=([.A693]-[.F$2])^2" office:value-type="float" office:value="184.742464">
            <text:p>184.742464</text:p>
          </table:table-cell>
          <table:table-cell table:formula="of:=([.B693]-[.J$2])^2" office:value-type="float" office:value="798.6276">
            <text:p>798.62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694]-[.F$2])^2" office:value-type="float" office:value="41.062464">
            <text:p>41.062464</text:p>
          </table:table-cell>
          <table:table-cell table:formula="of:=([.B69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95]-[.F$2])^2" office:value-type="float" office:value="19.430464">
            <text:p>19.430464</text:p>
          </table:table-cell>
          <table:table-cell table:formula="of:=([.B69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([.A696]-[.F$2])^2" office:value-type="float" office:value="134.374464">
            <text:p>134.374464</text:p>
          </table:table-cell>
          <table:table-cell table:formula="of:=([.B696]-[.J$2])^2" office:value-type="float" office:value="175.8276">
            <text:p>175.82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697]-[.F$2])^2" office:value-type="float" office:value="1.982464">
            <text:p>1.982464</text:p>
          </table:table-cell>
          <table:table-cell table:formula="of:=([.B69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698]-[.F$2])^2" office:value-type="float" office:value="5.79846400000001">
            <text:p>5.798464</text:p>
          </table:table-cell>
          <table:table-cell table:formula="of:=([.B698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699]-[.F$2])^2" office:value-type="float" office:value="0.350463999999998">
            <text:p>0.350464</text:p>
          </table:table-cell>
          <table:table-cell table:formula="of:=([.B69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00]-[.F$2])^2" office:value-type="float" office:value="19.430464">
            <text:p>19.430464</text:p>
          </table:table-cell>
          <table:table-cell table:formula="of:=([.B70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([.A701]-[.F$2])^2" office:value-type="float" office:value="243.110464">
            <text:p>243.110464</text:p>
          </table:table-cell>
          <table:table-cell table:formula="of:=([.B701]-[.J$2])^2" office:value-type="float" office:value="52.7076">
            <text:p>52.70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702]-[.F$2])^2" office:value-type="float" office:value="21.086464">
            <text:p>21.086464</text:p>
          </table:table-cell>
          <table:table-cell table:formula="of:=([.B70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03]-[.F$2])^2" office:value-type="float" office:value="29.246464">
            <text:p>29.246464</text:p>
          </table:table-cell>
          <table:table-cell table:formula="of:=([.B70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04]-[.F$2])^2" office:value-type="float" office:value="5.79846400000001">
            <text:p>5.798464</text:p>
          </table:table-cell>
          <table:table-cell table:formula="of:=([.B70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05]-[.F$2])^2" office:value-type="float" office:value="29.246464">
            <text:p>29.246464</text:p>
          </table:table-cell>
          <table:table-cell table:formula="of:=([.B70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706]-[.F$2])^2" office:value-type="float" office:value="0.350463999999998">
            <text:p>0.350464</text:p>
          </table:table-cell>
          <table:table-cell table:formula="of:=([.B70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A707]-[.F$2])^2" office:value-type="float" office:value="73.822464">
            <text:p>73.822464</text:p>
          </table:table-cell>
          <table:table-cell table:formula="of:=([.B70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708]-[.F$2])^2" office:value-type="float" office:value="112.190464">
            <text:p>112.190464</text:p>
          </table:table-cell>
          <table:table-cell table:formula="of:=([.B70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09]-[.F$2])^2" office:value-type="float" office:value="19.430464">
            <text:p>19.430464</text:p>
          </table:table-cell>
          <table:table-cell table:formula="of:=([.B70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10]-[.F$2])^2" office:value-type="float" office:value="41.062464">
            <text:p>41.062464</text:p>
          </table:table-cell>
          <table:table-cell table:formula="of:=([.B71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11]-[.F$2])^2" office:value-type="float" office:value="0.350463999999998">
            <text:p>0.350464</text:p>
          </table:table-cell>
          <table:table-cell table:formula="of:=([.B71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712]-[.F$2])^2" office:value-type="float" office:value="12.902464">
            <text:p>12.902464</text:p>
          </table:table-cell>
          <table:table-cell table:formula="of:=([.B71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713]-[.F$2])^2" office:value-type="float" office:value="19.430464">
            <text:p>19.430464</text:p>
          </table:table-cell>
          <table:table-cell table:formula="of:=([.B71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14]-[.F$2])^2" office:value-type="float" office:value="41.062464">
            <text:p>41.062464</text:p>
          </table:table-cell>
          <table:table-cell table:formula="of:=([.B714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formula="of:=([.A715]-[.F$2])^2" office:value-type="float" office:value="134.374464">
            <text:p>134.374464</text:p>
          </table:table-cell>
          <table:table-cell table:formula="of:=([.B71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16]-[.F$2])^2" office:value-type="float" office:value="11.614464">
            <text:p>11.614464</text:p>
          </table:table-cell>
          <table:table-cell table:formula="of:=([.B71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17]-[.F$2])^2" office:value-type="float" office:value="2.534464">
            <text:p>2.534464</text:p>
          </table:table-cell>
          <table:table-cell table:formula="of:=([.B71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18]-[.F$2])^2" office:value-type="float" office:value="5.79846400000001">
            <text:p>5.798464</text:p>
          </table:table-cell>
          <table:table-cell table:formula="of:=([.B718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719]-[.F$2])^2" office:value-type="float" office:value="1.982464">
            <text:p>1.982464</text:p>
          </table:table-cell>
          <table:table-cell table:formula="of:=([.B71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720]-[.F$2])^2" office:value-type="float" office:value="1.982464">
            <text:p>1.982464</text:p>
          </table:table-cell>
          <table:table-cell table:formula="of:=([.B72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21]-[.F$2])^2" office:value-type="float" office:value="2.534464">
            <text:p>2.534464</text:p>
          </table:table-cell>
          <table:table-cell table:formula="of:=([.B72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([.A722]-[.F$2])^2" office:value-type="float" office:value="0.350463999999998">
            <text:p>0.350464</text:p>
          </table:table-cell>
          <table:table-cell table:formula="of:=([.B722]-[.J$2])^2" office:value-type="float" office:value="68.2276">
            <text:p>68.2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23]-[.F$2])^2" office:value-type="float" office:value="0.350463999999998">
            <text:p>0.350464</text:p>
          </table:table-cell>
          <table:table-cell table:formula="of:=([.B72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24]-[.F$2])^2" office:value-type="float" office:value="0.350463999999998">
            <text:p>0.350464</text:p>
          </table:table-cell>
          <table:table-cell table:formula="of:=([.B72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25]-[.F$2])^2" office:value-type="float" office:value="29.246464">
            <text:p>29.246464</text:p>
          </table:table-cell>
          <table:table-cell table:formula="of:=([.B72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26]-[.F$2])^2" office:value-type="float" office:value="11.614464">
            <text:p>11.614464</text:p>
          </table:table-cell>
          <table:table-cell table:formula="of:=([.B72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27]-[.F$2])^2" office:value-type="float" office:value="0.350463999999998">
            <text:p>0.350464</text:p>
          </table:table-cell>
          <table:table-cell table:formula="of:=([.B72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28]-[.F$2])^2" office:value-type="float" office:value="0.350463999999998">
            <text:p>0.350464</text:p>
          </table:table-cell>
          <table:table-cell table:formula="of:=([.B72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29]-[.F$2])^2" office:value-type="float" office:value="5.79846400000001">
            <text:p>5.798464</text:p>
          </table:table-cell>
          <table:table-cell table:formula="of:=([.B729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730]-[.F$2])^2" office:value-type="float" office:value="0.350463999999998">
            <text:p>0.350464</text:p>
          </table:table-cell>
          <table:table-cell table:formula="of:=([.B730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31]-[.F$2])^2" office:value-type="float" office:value="2.534464">
            <text:p>2.534464</text:p>
          </table:table-cell>
          <table:table-cell table:formula="of:=([.B73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32]-[.F$2])^2" office:value-type="float" office:value="41.062464">
            <text:p>41.062464</text:p>
          </table:table-cell>
          <table:table-cell table:formula="of:=([.B73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33]-[.F$2])^2" office:value-type="float" office:value="0.350463999999998">
            <text:p>0.350464</text:p>
          </table:table-cell>
          <table:table-cell table:formula="of:=([.B73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734]-[.F$2])^2" office:value-type="float" office:value="12.902464">
            <text:p>12.902464</text:p>
          </table:table-cell>
          <table:table-cell table:formula="of:=([.B734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5]-[.F$2])^2" office:value-type="float" office:value="19.430464">
            <text:p>19.430464</text:p>
          </table:table-cell>
          <table:table-cell table:formula="of:=([.B73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736]-[.F$2])^2" office:value-type="float" office:value="2.534464">
            <text:p>2.534464</text:p>
          </table:table-cell>
          <table:table-cell table:formula="of:=([.B73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737]-[.F$2])^2" office:value-type="float" office:value="1.982464">
            <text:p>1.982464</text:p>
          </table:table-cell>
          <table:table-cell table:formula="of:=([.B73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738]-[.F$2])^2" office:value-type="float" office:value="1.982464">
            <text:p>1.982464</text:p>
          </table:table-cell>
          <table:table-cell table:formula="of:=([.B73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39]-[.F$2])^2" office:value-type="float" office:value="2.534464">
            <text:p>2.534464</text:p>
          </table:table-cell>
          <table:table-cell table:formula="of:=([.B73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40]-[.F$2])^2" office:value-type="float" office:value="2.534464">
            <text:p>2.534464</text:p>
          </table:table-cell>
          <table:table-cell table:formula="of:=([.B74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41]-[.F$2])^2" office:value-type="float" office:value="11.614464">
            <text:p>11.614464</text:p>
          </table:table-cell>
          <table:table-cell table:formula="of:=([.B74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42]-[.F$2])^2" office:value-type="float" office:value="0.350463999999998">
            <text:p>0.350464</text:p>
          </table:table-cell>
          <table:table-cell table:formula="of:=([.B74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43]-[.F$2])^2" office:value-type="float" office:value="6.71846399999999">
            <text:p>6.718464</text:p>
          </table:table-cell>
          <table:table-cell table:formula="of:=([.B74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44]-[.F$2])^2" office:value-type="float" office:value="0.350463999999998">
            <text:p>0.350464</text:p>
          </table:table-cell>
          <table:table-cell table:formula="of:=([.B74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formula="of:=([.A745]-[.F$2])^2" office:value-type="float" office:value="21.086464">
            <text:p>21.086464</text:p>
          </table:table-cell>
          <table:table-cell table:formula="of:=([.B74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46]-[.F$2])^2" office:value-type="float" office:value="19.430464">
            <text:p>19.430464</text:p>
          </table:table-cell>
          <table:table-cell table:formula="of:=([.B74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47]-[.F$2])^2" office:value-type="float" office:value="11.614464">
            <text:p>11.614464</text:p>
          </table:table-cell>
          <table:table-cell table:formula="of:=([.B74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748]-[.F$2])^2" office:value-type="float" office:value="31.270464">
            <text:p>31.270464</text:p>
          </table:table-cell>
          <table:table-cell table:formula="of:=([.B74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49]-[.F$2])^2" office:value-type="float" office:value="0.166464000000001">
            <text:p>0.166464</text:p>
          </table:table-cell>
          <table:table-cell table:formula="of:=([.B74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0]-[.F$2])^2" office:value-type="float" office:value="0.350463999999998">
            <text:p>0.350464</text:p>
          </table:table-cell>
          <table:table-cell table:formula="of:=([.B75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751]-[.F$2])^2" office:value-type="float" office:value="41.062464">
            <text:p>41.062464</text:p>
          </table:table-cell>
          <table:table-cell table:formula="of:=([.B751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2]-[.F$2])^2" office:value-type="float" office:value="0.350463999999998">
            <text:p>0.350464</text:p>
          </table:table-cell>
          <table:table-cell table:formula="of:=([.B75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([.A753]-[.F$2])^2" office:value-type="float" office:value="92.006464">
            <text:p>92.006464</text:p>
          </table:table-cell>
          <table:table-cell table:formula="of:=([.B753]-[.J$2])^2" office:value-type="float" office:value="52.7076">
            <text:p>52.7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4]-[.F$2])^2" office:value-type="float" office:value="0.350463999999998">
            <text:p>0.350464</text:p>
          </table:table-cell>
          <table:table-cell table:formula="of:=([.B75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5]-[.F$2])^2" office:value-type="float" office:value="0.350463999999998">
            <text:p>0.350464</text:p>
          </table:table-cell>
          <table:table-cell table:formula="of:=([.B75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56]-[.F$2])^2" office:value-type="float" office:value="29.246464">
            <text:p>29.246464</text:p>
          </table:table-cell>
          <table:table-cell table:formula="of:=([.B756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57]-[.F$2])^2" office:value-type="float" office:value="0.350463999999998">
            <text:p>0.350464</text:p>
          </table:table-cell>
          <table:table-cell table:formula="of:=([.B75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formula="of:=([.A758]-[.F$2])^2" office:value-type="float" office:value="73.822464">
            <text:p>73.822464</text:p>
          </table:table-cell>
          <table:table-cell table:formula="of:=([.B758]-[.J$2])^2" office:value-type="float" office:value="297.9076">
            <text:p>297.9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759]-[.F$2])^2" office:value-type="float" office:value="2.534464">
            <text:p>2.534464</text:p>
          </table:table-cell>
          <table:table-cell table:formula="of:=([.B759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60]-[.F$2])^2" office:value-type="float" office:value="0.350463999999998">
            <text:p>0.350464</text:p>
          </table:table-cell>
          <table:table-cell table:formula="of:=([.B76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761]-[.F$2])^2" office:value-type="float" office:value="0.166464000000001">
            <text:p>0.166464</text:p>
          </table:table-cell>
          <table:table-cell table:formula="of:=([.B76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762]-[.F$2])^2" office:value-type="float" office:value="6.71846399999999">
            <text:p>6.718464</text:p>
          </table:table-cell>
          <table:table-cell table:formula="of:=([.B76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63]-[.F$2])^2" office:value-type="float" office:value="0.166464000000001">
            <text:p>0.166464</text:p>
          </table:table-cell>
          <table:table-cell table:formula="of:=([.B76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764]-[.F$2])^2" office:value-type="float" office:value="1.982464">
            <text:p>1.982464</text:p>
          </table:table-cell>
          <table:table-cell table:formula="of:=([.B76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765]-[.F$2])^2" office:value-type="float" office:value="2.534464">
            <text:p>2.534464</text:p>
          </table:table-cell>
          <table:table-cell table:formula="of:=([.B76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766]-[.F$2])^2" office:value-type="float" office:value="2.534464">
            <text:p>2.534464</text:p>
          </table:table-cell>
          <table:table-cell table:formula="of:=([.B766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767]-[.F$2])^2" office:value-type="float" office:value="11.614464">
            <text:p>11.614464</text:p>
          </table:table-cell>
          <table:table-cell table:formula="of:=([.B76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68]-[.F$2])^2" office:value-type="float" office:value="11.614464">
            <text:p>11.614464</text:p>
          </table:table-cell>
          <table:table-cell table:formula="of:=([.B768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69]-[.F$2])^2" office:value-type="float" office:value="0.350463999999998">
            <text:p>0.350464</text:p>
          </table:table-cell>
          <table:table-cell table:formula="of:=([.B769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70]-[.F$2])^2" office:value-type="float" office:value="0.350463999999998">
            <text:p>0.350464</text:p>
          </table:table-cell>
          <table:table-cell table:formula="of:=([.B77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771]-[.F$2])^2" office:value-type="float" office:value="2.534464">
            <text:p>2.534464</text:p>
          </table:table-cell>
          <table:table-cell table:formula="of:=([.B77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772]-[.F$2])^2" office:value-type="float" office:value="19.430464">
            <text:p>19.430464</text:p>
          </table:table-cell>
          <table:table-cell table:formula="of:=([.B77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73]-[.F$2])^2" office:value-type="float" office:value="11.614464">
            <text:p>11.614464</text:p>
          </table:table-cell>
          <table:table-cell table:formula="of:=([.B77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([.A774]-[.F$2])^2" office:value-type="float" office:value="134.374464">
            <text:p>134.374464</text:p>
          </table:table-cell>
          <table:table-cell table:formula="of:=([.B774]-[.J$2])^2" office:value-type="float" office:value="150.3076">
            <text:p>150.3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775]-[.F$2])^2" office:value-type="float" office:value="0.350463999999998">
            <text:p>0.350464</text:p>
          </table:table-cell>
          <table:table-cell table:formula="of:=([.B77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76]-[.F$2])^2" office:value-type="float" office:value="29.246464">
            <text:p>29.246464</text:p>
          </table:table-cell>
          <table:table-cell table:formula="of:=([.B77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77]-[.F$2])^2" office:value-type="float" office:value="11.614464">
            <text:p>11.614464</text:p>
          </table:table-cell>
          <table:table-cell table:formula="of:=([.B77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78]-[.F$2])^2" office:value-type="float" office:value="2.534464">
            <text:p>2.534464</text:p>
          </table:table-cell>
          <table:table-cell table:formula="of:=([.B77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79]-[.F$2])^2" office:value-type="float" office:value="2.534464">
            <text:p>2.534464</text:p>
          </table:table-cell>
          <table:table-cell table:formula="of:=([.B77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780]-[.F$2])^2" office:value-type="float" office:value="2.534464">
            <text:p>2.534464</text:p>
          </table:table-cell>
          <table:table-cell table:formula="of:=([.B78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81]-[.F$2])^2" office:value-type="float" office:value="6.71846399999999">
            <text:p>6.718464</text:p>
          </table:table-cell>
          <table:table-cell table:formula="of:=([.B78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782]-[.F$2])^2" office:value-type="float" office:value="1.982464">
            <text:p>1.982464</text:p>
          </table:table-cell>
          <table:table-cell table:formula="of:=([.B78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783]-[.F$2])^2" office:value-type="float" office:value="11.614464">
            <text:p>11.614464</text:p>
          </table:table-cell>
          <table:table-cell table:formula="of:=([.B783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formula="of:=([.A784]-[.F$2])^2" office:value-type="float" office:value="43.454464">
            <text:p>43.454464</text:p>
          </table:table-cell>
          <table:table-cell table:formula="of:=([.B784]-[.J$2])^2" office:value-type="float" office:value="105.2676">
            <text:p>105.26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formula="of:=([.A785]-[.F$2])^2" office:value-type="float" office:value="112.190464">
            <text:p>112.190464</text:p>
          </table:table-cell>
          <table:table-cell table:formula="of:=([.B785]-[.J$2])^2" office:value-type="float" office:value="541.0276">
            <text:p>541.02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786]-[.F$2])^2" office:value-type="float" office:value="41.062464">
            <text:p>41.062464</text:p>
          </table:table-cell>
          <table:table-cell table:formula="of:=([.B78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87]-[.F$2])^2" office:value-type="float" office:value="2.534464">
            <text:p>2.534464</text:p>
          </table:table-cell>
          <table:table-cell table:formula="of:=([.B78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788]-[.F$2])^2" office:value-type="float" office:value="0.166464000000001">
            <text:p>0.166464</text:p>
          </table:table-cell>
          <table:table-cell table:formula="of:=([.B78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789]-[.F$2])^2" office:value-type="float" office:value="1.982464">
            <text:p>1.982464</text:p>
          </table:table-cell>
          <table:table-cell table:formula="of:=([.B78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90]-[.F$2])^2" office:value-type="float" office:value="19.430464">
            <text:p>19.430464</text:p>
          </table:table-cell>
          <table:table-cell table:formula="of:=([.B79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791]-[.F$2])^2" office:value-type="float" office:value="5.79846400000001">
            <text:p>5.798464</text:p>
          </table:table-cell>
          <table:table-cell table:formula="of:=([.B791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792]-[.F$2])^2" office:value-type="float" office:value="11.614464">
            <text:p>11.614464</text:p>
          </table:table-cell>
          <table:table-cell table:formula="of:=([.B79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  <table:table-cell table:formula="of:=([.A793]-[.F$2])^2" office:value-type="float" office:value="309.478464">
            <text:p>309.478464</text:p>
          </table:table-cell>
          <table:table-cell table:formula="of:=([.B793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794]-[.F$2])^2" office:value-type="float" office:value="0.350463999999998">
            <text:p>0.350464</text:p>
          </table:table-cell>
          <table:table-cell table:formula="of:=([.B79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795]-[.F$2])^2" office:value-type="float" office:value="11.614464">
            <text:p>11.614464</text:p>
          </table:table-cell>
          <table:table-cell table:formula="of:=([.B79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96]-[.F$2])^2" office:value-type="float" office:value="5.79846400000001">
            <text:p>5.798464</text:p>
          </table:table-cell>
          <table:table-cell table:formula="of:=([.B79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797]-[.F$2])^2" office:value-type="float" office:value="0.166464000000001">
            <text:p>0.166464</text:p>
          </table:table-cell>
          <table:table-cell table:formula="of:=([.B79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798]-[.F$2])^2" office:value-type="float" office:value="5.79846400000001">
            <text:p>5.798464</text:p>
          </table:table-cell>
          <table:table-cell table:formula="of:=([.B79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799]-[.F$2])^2" office:value-type="float" office:value="11.614464">
            <text:p>11.614464</text:p>
          </table:table-cell>
          <table:table-cell table:formula="of:=([.B79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800]-[.F$2])^2" office:value-type="float" office:value="19.430464">
            <text:p>19.430464</text:p>
          </table:table-cell>
          <table:table-cell table:formula="of:=([.B80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801]-[.F$2])^2" office:value-type="float" office:value="73.822464">
            <text:p>73.822464</text:p>
          </table:table-cell>
          <table:table-cell table:formula="of:=([.B80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02]-[.F$2])^2" office:value-type="float" office:value="41.062464">
            <text:p>41.062464</text:p>
          </table:table-cell>
          <table:table-cell table:formula="of:=([.B802]-[.J$2])^2" office:value-type="float" office:value="32.9476">
            <text:p>32.94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formula="of:=([.A803]-[.F$2])^2" office:value-type="float" office:value="43.454464">
            <text:p>43.454464</text:p>
          </table:table-cell>
          <table:table-cell table:formula="of:=([.B803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04]-[.F$2])^2" office:value-type="float" office:value="11.614464">
            <text:p>11.614464</text:p>
          </table:table-cell>
          <table:table-cell table:formula="of:=([.B80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05]-[.F$2])^2" office:value-type="float" office:value="29.246464">
            <text:p>29.246464</text:p>
          </table:table-cell>
          <table:table-cell table:formula="of:=([.B80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806]-[.F$2])^2" office:value-type="float" office:value="5.79846400000001">
            <text:p>5.798464</text:p>
          </table:table-cell>
          <table:table-cell table:formula="of:=([.B80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807]-[.F$2])^2" office:value-type="float" office:value="2.534464">
            <text:p>2.534464</text:p>
          </table:table-cell>
          <table:table-cell table:formula="of:=([.B807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808]-[.F$2])^2" office:value-type="float" office:value="2.534464">
            <text:p>2.534464</text:p>
          </table:table-cell>
          <table:table-cell table:formula="of:=([.B808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09]-[.F$2])^2" office:value-type="float" office:value="0.350463999999998">
            <text:p>0.350464</text:p>
          </table:table-cell>
          <table:table-cell table:formula="of:=([.B80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10]-[.F$2])^2" office:value-type="float" office:value="1.982464">
            <text:p>1.982464</text:p>
          </table:table-cell>
          <table:table-cell table:formula="of:=([.B81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811]-[.F$2])^2" office:value-type="float" office:value="19.430464">
            <text:p>19.430464</text:p>
          </table:table-cell>
          <table:table-cell table:formula="of:=([.B811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812]-[.F$2])^2" office:value-type="float" office:value="1.982464">
            <text:p>1.982464</text:p>
          </table:table-cell>
          <table:table-cell table:formula="of:=([.B812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813]-[.F$2])^2" office:value-type="float" office:value="21.086464">
            <text:p>21.086464</text:p>
          </table:table-cell>
          <table:table-cell table:formula="of:=([.B813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14]-[.F$2])^2" office:value-type="float" office:value="0.350463999999998">
            <text:p>0.350464</text:p>
          </table:table-cell>
          <table:table-cell table:formula="of:=([.B81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15]-[.F$2])^2" office:value-type="float" office:value="0.350463999999998">
            <text:p>0.350464</text:p>
          </table:table-cell>
          <table:table-cell table:formula="of:=([.B81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16]-[.F$2])^2" office:value-type="float" office:value="0.350463999999998">
            <text:p>0.350464</text:p>
          </table:table-cell>
          <table:table-cell table:formula="of:=([.B81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17]-[.F$2])^2" office:value-type="float" office:value="1.982464">
            <text:p>1.982464</text:p>
          </table:table-cell>
          <table:table-cell table:formula="of:=([.B81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formula="of:=([.A818]-[.F$2])^2" office:value-type="float" office:value="556.582464">
            <text:p>556.582464</text:p>
          </table:table-cell>
          <table:table-cell table:formula="of:=([.B818]-[.J$2])^2" office:value-type="float" office:value="68.2276">
            <text:p>68.2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19]-[.F$2])^2" office:value-type="float" office:value="0.350463999999998">
            <text:p>0.350464</text:p>
          </table:table-cell>
          <table:table-cell table:formula="of:=([.B81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20]-[.F$2])^2" office:value-type="float" office:value="0.350463999999998">
            <text:p>0.350464</text:p>
          </table:table-cell>
          <table:table-cell table:formula="of:=([.B820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21]-[.F$2])^2" office:value-type="float" office:value="1.982464">
            <text:p>1.982464</text:p>
          </table:table-cell>
          <table:table-cell table:formula="of:=([.B82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22]-[.F$2])^2" office:value-type="float" office:value="0.350463999999998">
            <text:p>0.350464</text:p>
          </table:table-cell>
          <table:table-cell table:formula="of:=([.B82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23]-[.F$2])^2" office:value-type="float" office:value="0.350463999999998">
            <text:p>0.350464</text:p>
          </table:table-cell>
          <table:table-cell table:formula="of:=([.B82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24]-[.F$2])^2" office:value-type="float" office:value="0.350463999999998">
            <text:p>0.350464</text:p>
          </table:table-cell>
          <table:table-cell table:formula="of:=([.B82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825]-[.F$2])^2" office:value-type="float" office:value="0.350463999999998">
            <text:p>0.350464</text:p>
          </table:table-cell>
          <table:table-cell table:formula="of:=([.B825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26]-[.F$2])^2" office:value-type="float" office:value="2.534464">
            <text:p>2.534464</text:p>
          </table:table-cell>
          <table:table-cell table:formula="of:=([.B82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827]-[.F$2])^2" office:value-type="float" office:value="0.350463999999998">
            <text:p>0.350464</text:p>
          </table:table-cell>
          <table:table-cell table:formula="of:=([.B827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828]-[.F$2])^2" office:value-type="float" office:value="43.454464">
            <text:p>43.454464</text:p>
          </table:table-cell>
          <table:table-cell table:formula="of:=([.B828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29]-[.F$2])^2" office:value-type="float" office:value="11.614464">
            <text:p>11.614464</text:p>
          </table:table-cell>
          <table:table-cell table:formula="of:=([.B82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table:formula="of:=([.A830]-[.F$2])^2" office:value-type="float" office:value="73.822464">
            <text:p>73.822464</text:p>
          </table:table-cell>
          <table:table-cell table:formula="of:=([.B830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831]-[.F$2])^2" office:value-type="float" office:value="41.062464">
            <text:p>41.062464</text:p>
          </table:table-cell>
          <table:table-cell table:formula="of:=([.B831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832]-[.F$2])^2" office:value-type="float" office:value="2.534464">
            <text:p>2.534464</text:p>
          </table:table-cell>
          <table:table-cell table:formula="of:=([.B83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833]-[.F$2])^2" office:value-type="float" office:value="1.982464">
            <text:p>1.982464</text:p>
          </table:table-cell>
          <table:table-cell table:formula="of:=([.B83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834]-[.F$2])^2" office:value-type="float" office:value="5.79846400000001">
            <text:p>5.798464</text:p>
          </table:table-cell>
          <table:table-cell table:formula="of:=([.B83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formula="of:=([.A835]-[.F$2])^2" office:value-type="float" office:value="43.454464">
            <text:p>43.454464</text:p>
          </table:table-cell>
          <table:table-cell table:formula="of:=([.B83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36]-[.F$2])^2" office:value-type="float" office:value="29.246464">
            <text:p>29.246464</text:p>
          </table:table-cell>
          <table:table-cell table:formula="of:=([.B83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([.A837]-[.F$2])^2" office:value-type="float" office:value="6.71846399999999">
            <text:p>6.718464</text:p>
          </table:table-cell>
          <table:table-cell table:formula="of:=([.B83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838]-[.F$2])^2" office:value-type="float" office:value="41.062464">
            <text:p>41.062464</text:p>
          </table:table-cell>
          <table:table-cell table:formula="of:=([.B83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([.A839]-[.F$2])^2" office:value-type="float" office:value="41.062464">
            <text:p>41.062464</text:p>
          </table:table-cell>
          <table:table-cell table:formula="of:=([.B839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40]-[.F$2])^2" office:value-type="float" office:value="0.350463999999998">
            <text:p>0.350464</text:p>
          </table:table-cell>
          <table:table-cell table:formula="of:=([.B84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841]-[.F$2])^2" office:value-type="float" office:value="0.350463999999998">
            <text:p>0.350464</text:p>
          </table:table-cell>
          <table:table-cell table:formula="of:=([.B841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842]-[.F$2])^2" office:value-type="float" office:value="11.614464">
            <text:p>11.614464</text:p>
          </table:table-cell>
          <table:table-cell table:formula="of:=([.B84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43]-[.F$2])^2" office:value-type="float" office:value="5.79846400000001">
            <text:p>5.798464</text:p>
          </table:table-cell>
          <table:table-cell table:formula="of:=([.B84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44]-[.F$2])^2" office:value-type="float" office:value="1.982464">
            <text:p>1.982464</text:p>
          </table:table-cell>
          <table:table-cell table:formula="of:=([.B844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845]-[.F$2])^2" office:value-type="float" office:value="0.350463999999998">
            <text:p>0.350464</text:p>
          </table:table-cell>
          <table:table-cell table:formula="of:=([.B845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([.A846]-[.F$2])^2" office:value-type="float" office:value="5.79846400000001">
            <text:p>5.798464</text:p>
          </table:table-cell>
          <table:table-cell table:formula="of:=([.B846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47]-[.F$2])^2" office:value-type="float" office:value="0.350463999999998">
            <text:p>0.350464</text:p>
          </table:table-cell>
          <table:table-cell table:formula="of:=([.B84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48]-[.F$2])^2" office:value-type="float" office:value="2.534464">
            <text:p>2.534464</text:p>
          </table:table-cell>
          <table:table-cell table:formula="of:=([.B848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([.A849]-[.F$2])^2" office:value-type="float" office:value="2.534464">
            <text:p>2.534464</text:p>
          </table:table-cell>
          <table:table-cell table:formula="of:=([.B849]-[.J$2])^2" office:value-type="float" office:value="18.1476">
            <text:p>18.14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850]-[.F$2])^2" office:value-type="float" office:value="19.430464">
            <text:p>19.430464</text:p>
          </table:table-cell>
          <table:table-cell table:formula="of:=([.B85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1]-[.F$2])^2" office:value-type="float" office:value="29.246464">
            <text:p>29.246464</text:p>
          </table:table-cell>
          <table:table-cell table:formula="of:=([.B851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52]-[.F$2])^2" office:value-type="float" office:value="0.350463999999998">
            <text:p>0.350464</text:p>
          </table:table-cell>
          <table:table-cell table:formula="of:=([.B85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853]-[.F$2])^2" office:value-type="float" office:value="0.166464000000001">
            <text:p>0.166464</text:p>
          </table:table-cell>
          <table:table-cell table:formula="of:=([.B85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854]-[.F$2])^2" office:value-type="float" office:value="11.614464">
            <text:p>11.614464</text:p>
          </table:table-cell>
          <table:table-cell table:formula="of:=([.B85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55]-[.F$2])^2" office:value-type="float" office:value="0.350463999999998">
            <text:p>0.350464</text:p>
          </table:table-cell>
          <table:table-cell table:formula="of:=([.B85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856]-[.F$2])^2" office:value-type="float" office:value="0.350463999999998">
            <text:p>0.350464</text:p>
          </table:table-cell>
          <table:table-cell table:formula="of:=([.B856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57]-[.F$2])^2" office:value-type="float" office:value="0.350463999999998">
            <text:p>0.350464</text:p>
          </table:table-cell>
          <table:table-cell table:formula="of:=([.B85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858]-[.F$2])^2" office:value-type="float" office:value="1.982464">
            <text:p>1.982464</text:p>
          </table:table-cell>
          <table:table-cell table:formula="of:=([.B85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59]-[.F$2])^2" office:value-type="float" office:value="0.350463999999998">
            <text:p>0.350464</text:p>
          </table:table-cell>
          <table:table-cell table:formula="of:=([.B85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860]-[.F$2])^2" office:value-type="float" office:value="2.534464">
            <text:p>2.534464</text:p>
          </table:table-cell>
          <table:table-cell table:formula="of:=([.B860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861]-[.F$2])^2" office:value-type="float" office:value="0.350463999999998">
            <text:p>0.350464</text:p>
          </table:table-cell>
          <table:table-cell table:formula="of:=([.B861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table:formula="of:=([.A862]-[.F$2])^2" office:value-type="float" office:value="212.926464">
            <text:p>212.926464</text:p>
          </table:table-cell>
          <table:table-cell table:formula="of:=([.B862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863]-[.F$2])^2" office:value-type="float" office:value="41.062464">
            <text:p>41.062464</text:p>
          </table:table-cell>
          <table:table-cell table:formula="of:=([.B86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([.A864]-[.F$2])^2" office:value-type="float" office:value="6.71846399999999">
            <text:p>6.718464</text:p>
          </table:table-cell>
          <table:table-cell table:formula="of:=([.B86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([.A865]-[.F$2])^2" office:value-type="float" office:value="92.006464">
            <text:p>92.006464</text:p>
          </table:table-cell>
          <table:table-cell table:formula="of:=([.B86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table:formula="of:=([.A866]-[.F$2])^2" office:value-type="float" office:value="57.638464">
            <text:p>57.638464</text:p>
          </table:table-cell>
          <table:table-cell table:formula="of:=([.B86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867]-[.F$2])^2" office:value-type="float" office:value="0.166464000000001">
            <text:p>0.166464</text:p>
          </table:table-cell>
          <table:table-cell table:formula="of:=([.B86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68]-[.F$2])^2" office:value-type="float" office:value="19.430464">
            <text:p>19.430464</text:p>
          </table:table-cell>
          <table:table-cell table:formula="of:=([.B86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69]-[.F$2])^2" office:value-type="float" office:value="19.430464">
            <text:p>19.430464</text:p>
          </table:table-cell>
          <table:table-cell table:formula="of:=([.B86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70]-[.F$2])^2" office:value-type="float" office:value="2.534464">
            <text:p>2.534464</text:p>
          </table:table-cell>
          <table:table-cell table:formula="of:=([.B870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871]-[.F$2])^2" office:value-type="float" office:value="2.534464">
            <text:p>2.534464</text:p>
          </table:table-cell>
          <table:table-cell table:formula="of:=([.B87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72]-[.F$2])^2" office:value-type="float" office:value="5.79846400000001">
            <text:p>5.798464</text:p>
          </table:table-cell>
          <table:table-cell table:formula="of:=([.B87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73]-[.F$2])^2" office:value-type="float" office:value="1.982464">
            <text:p>1.982464</text:p>
          </table:table-cell>
          <table:table-cell table:formula="of:=([.B873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874]-[.F$2])^2" office:value-type="float" office:value="31.270464">
            <text:p>31.270464</text:p>
          </table:table-cell>
          <table:table-cell table:formula="of:=([.B874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75]-[.F$2])^2" office:value-type="float" office:value="0.350463999999998">
            <text:p>0.350464</text:p>
          </table:table-cell>
          <table:table-cell table:formula="of:=([.B87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76]-[.F$2])^2" office:value-type="float" office:value="41.062464">
            <text:p>41.062464</text:p>
          </table:table-cell>
          <table:table-cell table:formula="of:=([.B87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77]-[.F$2])^2" office:value-type="float" office:value="0.350463999999998">
            <text:p>0.350464</text:p>
          </table:table-cell>
          <table:table-cell table:formula="of:=([.B87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([.A878]-[.F$2])^2" office:value-type="float" office:value="21.086464">
            <text:p>21.086464</text:p>
          </table:table-cell>
          <table:table-cell table:formula="of:=([.B878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79]-[.F$2])^2" office:value-type="float" office:value="0.350463999999998">
            <text:p>0.350464</text:p>
          </table:table-cell>
          <table:table-cell table:formula="of:=([.B87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80]-[.F$2])^2" office:value-type="float" office:value="5.79846400000001">
            <text:p>5.798464</text:p>
          </table:table-cell>
          <table:table-cell table:formula="of:=([.B88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881]-[.F$2])^2" office:value-type="float" office:value="5.79846400000001">
            <text:p>5.798464</text:p>
          </table:table-cell>
          <table:table-cell table:formula="of:=([.B88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882]-[.F$2])^2" office:value-type="float" office:value="12.902464">
            <text:p>12.902464</text:p>
          </table:table-cell>
          <table:table-cell table:formula="of:=([.B88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83]-[.F$2])^2" office:value-type="float" office:value="19.430464">
            <text:p>19.430464</text:p>
          </table:table-cell>
          <table:table-cell table:formula="of:=([.B88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884]-[.F$2])^2" office:value-type="float" office:value="11.614464">
            <text:p>11.614464</text:p>
          </table:table-cell>
          <table:table-cell table:formula="of:=([.B884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885]-[.F$2])^2" office:value-type="float" office:value="2.534464">
            <text:p>2.534464</text:p>
          </table:table-cell>
          <table:table-cell table:formula="of:=([.B88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886]-[.F$2])^2" office:value-type="float" office:value="6.71846399999999">
            <text:p>6.718464</text:p>
          </table:table-cell>
          <table:table-cell table:formula="of:=([.B88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887]-[.F$2])^2" office:value-type="float" office:value="0.166464000000001">
            <text:p>0.166464</text:p>
          </table:table-cell>
          <table:table-cell table:formula="of:=([.B88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888]-[.F$2])^2" office:value-type="float" office:value="1.982464">
            <text:p>1.982464</text:p>
          </table:table-cell>
          <table:table-cell table:formula="of:=([.B88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89]-[.F$2])^2" office:value-type="float" office:value="0.350463999999998">
            <text:p>0.350464</text:p>
          </table:table-cell>
          <table:table-cell table:formula="of:=([.B88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890]-[.F$2])^2" office:value-type="float" office:value="41.062464">
            <text:p>41.062464</text:p>
          </table:table-cell>
          <table:table-cell table:formula="of:=([.B890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891]-[.F$2])^2" office:value-type="float" office:value="0.350463999999998">
            <text:p>0.350464</text:p>
          </table:table-cell>
          <table:table-cell table:formula="of:=([.B89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92]-[.F$2])^2" office:value-type="float" office:value="0.350463999999998">
            <text:p>0.350464</text:p>
          </table:table-cell>
          <table:table-cell table:formula="of:=([.B89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893]-[.F$2])^2" office:value-type="float" office:value="112.190464">
            <text:p>112.190464</text:p>
          </table:table-cell>
          <table:table-cell table:formula="of:=([.B893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894]-[.F$2])^2" office:value-type="float" office:value="2.534464">
            <text:p>2.534464</text:p>
          </table:table-cell>
          <table:table-cell table:formula="of:=([.B89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formula="of:=([.A895]-[.F$2])^2" office:value-type="float" office:value="309.478464">
            <text:p>309.478464</text:p>
          </table:table-cell>
          <table:table-cell table:formula="of:=([.B895]-[.J$2])^2" office:value-type="float" office:value="27.6676">
            <text:p>27.66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896]-[.F$2])^2" office:value-type="float" office:value="41.062464">
            <text:p>41.062464</text:p>
          </table:table-cell>
          <table:table-cell table:formula="of:=([.B896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97]-[.F$2])^2" office:value-type="float" office:value="0.350463999999998">
            <text:p>0.350464</text:p>
          </table:table-cell>
          <table:table-cell table:formula="of:=([.B89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98]-[.F$2])^2" office:value-type="float" office:value="11.614464">
            <text:p>11.614464</text:p>
          </table:table-cell>
          <table:table-cell table:formula="of:=([.B89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99]-[.F$2])^2" office:value-type="float" office:value="0.350463999999998">
            <text:p>0.350464</text:p>
          </table:table-cell>
          <table:table-cell table:formula="of:=([.B89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900]-[.F$2])^2" office:value-type="float" office:value="1.982464">
            <text:p>1.982464</text:p>
          </table:table-cell>
          <table:table-cell table:formula="of:=([.B900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01]-[.F$2])^2" office:value-type="float" office:value="29.246464">
            <text:p>29.246464</text:p>
          </table:table-cell>
          <table:table-cell table:formula="of:=([.B901]-[.J$2])^2" office:value-type="float" office:value="32.9476">
            <text:p>32.94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02]-[.F$2])^2" office:value-type="float" office:value="2.534464">
            <text:p>2.534464</text:p>
          </table:table-cell>
          <table:table-cell table:formula="of:=([.B90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903]-[.F$2])^2" office:value-type="float" office:value="2.534464">
            <text:p>2.534464</text:p>
          </table:table-cell>
          <table:table-cell table:formula="of:=([.B903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04]-[.F$2])^2" office:value-type="float" office:value="5.79846400000001">
            <text:p>5.798464</text:p>
          </table:table-cell>
          <table:table-cell table:formula="of:=([.B90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05]-[.F$2])^2" office:value-type="float" office:value="2.534464">
            <text:p>2.534464</text:p>
          </table:table-cell>
          <table:table-cell table:formula="of:=([.B90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906]-[.F$2])^2" office:value-type="float" office:value="2.534464">
            <text:p>2.534464</text:p>
          </table:table-cell>
          <table:table-cell table:formula="of:=([.B90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07]-[.F$2])^2" office:value-type="float" office:value="5.79846400000001">
            <text:p>5.798464</text:p>
          </table:table-cell>
          <table:table-cell table:formula="of:=([.B90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908]-[.F$2])^2" office:value-type="float" office:value="0.350463999999998">
            <text:p>0.350464</text:p>
          </table:table-cell>
          <table:table-cell table:formula="of:=([.B90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09]-[.F$2])^2" office:value-type="float" office:value="0.350463999999998">
            <text:p>0.350464</text:p>
          </table:table-cell>
          <table:table-cell table:formula="of:=([.B90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10]-[.F$2])^2" office:value-type="float" office:value="11.614464">
            <text:p>11.614464</text:p>
          </table:table-cell>
          <table:table-cell table:formula="of:=([.B91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911]-[.F$2])^2" office:value-type="float" office:value="11.614464">
            <text:p>11.614464</text:p>
          </table:table-cell>
          <table:table-cell table:formula="of:=([.B911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912]-[.F$2])^2" office:value-type="float" office:value="0.350463999999998">
            <text:p>0.350464</text:p>
          </table:table-cell>
          <table:table-cell table:formula="of:=([.B912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13]-[.F$2])^2" office:value-type="float" office:value="0.350463999999998">
            <text:p>0.350464</text:p>
          </table:table-cell>
          <table:table-cell table:formula="of:=([.B91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914]-[.F$2])^2" office:value-type="float" office:value="1.982464">
            <text:p>1.982464</text:p>
          </table:table-cell>
          <table:table-cell table:formula="of:=([.B914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915]-[.F$2])^2" office:value-type="float" office:value="6.71846399999999">
            <text:p>6.718464</text:p>
          </table:table-cell>
          <table:table-cell table:formula="of:=([.B91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16]-[.F$2])^2" office:value-type="float" office:value="11.614464">
            <text:p>11.614464</text:p>
          </table:table-cell>
          <table:table-cell table:formula="of:=([.B916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17]-[.F$2])^2" office:value-type="float" office:value="41.062464">
            <text:p>41.062464</text:p>
          </table:table-cell>
          <table:table-cell table:formula="of:=([.B91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918]-[.F$2])^2" office:value-type="float" office:value="0.166464000000001">
            <text:p>0.166464</text:p>
          </table:table-cell>
          <table:table-cell table:formula="of:=([.B918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919]-[.F$2])^2" office:value-type="float" office:value="12.902464">
            <text:p>12.902464</text:p>
          </table:table-cell>
          <table:table-cell table:formula="of:=([.B91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20]-[.F$2])^2" office:value-type="float" office:value="0.350463999999998">
            <text:p>0.350464</text:p>
          </table:table-cell>
          <table:table-cell table:formula="of:=([.B92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21]-[.F$2])^2" office:value-type="float" office:value="0.350463999999998">
            <text:p>0.350464</text:p>
          </table:table-cell>
          <table:table-cell table:formula="of:=([.B92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922]-[.F$2])^2" office:value-type="float" office:value="2.534464">
            <text:p>2.534464</text:p>
          </table:table-cell>
          <table:table-cell table:formula="of:=([.B92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923]-[.F$2])^2" office:value-type="float" office:value="5.79846400000001">
            <text:p>5.798464</text:p>
          </table:table-cell>
          <table:table-cell table:formula="of:=([.B923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([.A924]-[.F$2])^2" office:value-type="float" office:value="2.534464">
            <text:p>2.534464</text:p>
          </table:table-cell>
          <table:table-cell table:formula="of:=([.B924]-[.J$2])^2" office:value-type="float" office:value="10.6276">
            <text:p>10.62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25]-[.F$2])^2" office:value-type="float" office:value="2.534464">
            <text:p>2.534464</text:p>
          </table:table-cell>
          <table:table-cell table:formula="of:=([.B92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26]-[.F$2])^2" office:value-type="float" office:value="5.79846400000001">
            <text:p>5.798464</text:p>
          </table:table-cell>
          <table:table-cell table:formula="of:=([.B926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27]-[.F$2])^2" office:value-type="float" office:value="19.430464">
            <text:p>19.430464</text:p>
          </table:table-cell>
          <table:table-cell table:formula="of:=([.B927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928]-[.F$2])^2" office:value-type="float" office:value="0.350463999999998">
            <text:p>0.350464</text:p>
          </table:table-cell>
          <table:table-cell table:formula="of:=([.B928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929]-[.F$2])^2" office:value-type="float" office:value="6.71846399999999">
            <text:p>6.718464</text:p>
          </table:table-cell>
          <table:table-cell table:formula="of:=([.B92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930]-[.F$2])^2" office:value-type="float" office:value="112.190464">
            <text:p>112.190464</text:p>
          </table:table-cell>
          <table:table-cell table:formula="of:=([.B93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31]-[.F$2])^2" office:value-type="float" office:value="0.350463999999998">
            <text:p>0.350464</text:p>
          </table:table-cell>
          <table:table-cell table:formula="of:=([.B93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32]-[.F$2])^2" office:value-type="float" office:value="29.246464">
            <text:p>29.246464</text:p>
          </table:table-cell>
          <table:table-cell table:formula="of:=([.B93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([.A933]-[.F$2])^2" office:value-type="float" office:value="112.190464">
            <text:p>112.190464</text:p>
          </table:table-cell>
          <table:table-cell table:formula="of:=([.B933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934]-[.F$2])^2" office:value-type="float" office:value="2.534464">
            <text:p>2.534464</text:p>
          </table:table-cell>
          <table:table-cell table:formula="of:=([.B934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35]-[.F$2])^2" office:value-type="float" office:value="11.614464">
            <text:p>11.614464</text:p>
          </table:table-cell>
          <table:table-cell table:formula="of:=([.B93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36]-[.F$2])^2" office:value-type="float" office:value="2.534464">
            <text:p>2.534464</text:p>
          </table:table-cell>
          <table:table-cell table:formula="of:=([.B936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37]-[.F$2])^2" office:value-type="float" office:value="0.350463999999998">
            <text:p>0.350464</text:p>
          </table:table-cell>
          <table:table-cell table:formula="of:=([.B93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938]-[.F$2])^2" office:value-type="float" office:value="0.350463999999998">
            <text:p>0.350464</text:p>
          </table:table-cell>
          <table:table-cell table:formula="of:=([.B93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39]-[.F$2])^2" office:value-type="float" office:value="0.350463999999998">
            <text:p>0.350464</text:p>
          </table:table-cell>
          <table:table-cell table:formula="of:=([.B939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40]-[.F$2])^2" office:value-type="float" office:value="0.350463999999998">
            <text:p>0.350464</text:p>
          </table:table-cell>
          <table:table-cell table:formula="of:=([.B94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([.A941]-[.F$2])^2" office:value-type="float" office:value="31.270464">
            <text:p>31.270464</text:p>
          </table:table-cell>
          <table:table-cell table:formula="of:=([.B941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942]-[.F$2])^2" office:value-type="float" office:value="6.71846399999999">
            <text:p>6.718464</text:p>
          </table:table-cell>
          <table:table-cell table:formula="of:=([.B942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943]-[.F$2])^2" office:value-type="float" office:value="0.350463999999998">
            <text:p>0.350464</text:p>
          </table:table-cell>
          <table:table-cell table:formula="of:=([.B943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44]-[.F$2])^2" office:value-type="float" office:value="0.350463999999998">
            <text:p>0.350464</text:p>
          </table:table-cell>
          <table:table-cell table:formula="of:=([.B94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([.A945]-[.F$2])^2" office:value-type="float" office:value="2.534464">
            <text:p>2.534464</text:p>
          </table:table-cell>
          <table:table-cell table:formula="of:=([.B945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9">
            <text:p>29</text:p>
          </table:table-cell>
          <table:table-cell table:formula="of:=([.A946]-[.F$2])^2" office:value-type="float" office:value="57.638464">
            <text:p>57.638464</text:p>
          </table:table-cell>
          <table:table-cell table:formula="of:=([.B946]-[.J$2])^2" office:value-type="float" office:value="126.7876">
            <text:p>126.7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947]-[.F$2])^2" office:value-type="float" office:value="11.614464">
            <text:p>11.614464</text:p>
          </table:table-cell>
          <table:table-cell table:formula="of:=([.B947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48]-[.F$2])^2" office:value-type="float" office:value="5.79846400000001">
            <text:p>5.798464</text:p>
          </table:table-cell>
          <table:table-cell table:formula="of:=([.B94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949]-[.F$2])^2" office:value-type="float" office:value="0.166464000000001">
            <text:p>0.166464</text:p>
          </table:table-cell>
          <table:table-cell table:formula="of:=([.B94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formula="of:=([.A950]-[.F$2])^2" office:value-type="float" office:value="29.246464">
            <text:p>29.246464</text:p>
          </table:table-cell>
          <table:table-cell table:formula="of:=([.B950]-[.J$2])^2" office:value-type="float" office:value="27.6676">
            <text:p>27.66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51]-[.F$2])^2" office:value-type="float" office:value="29.246464">
            <text:p>29.246464</text:p>
          </table:table-cell>
          <table:table-cell table:formula="of:=([.B951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formula="of:=([.A952]-[.F$2])^2" office:value-type="float" office:value="0.350463999999998">
            <text:p>0.350464</text:p>
          </table:table-cell>
          <table:table-cell table:formula="of:=([.B952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53]-[.F$2])^2" office:value-type="float" office:value="0.350463999999998">
            <text:p>0.350464</text:p>
          </table:table-cell>
          <table:table-cell table:formula="of:=([.B953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formula="of:=([.A954]-[.F$2])^2" office:value-type="float" office:value="92.006464">
            <text:p>92.006464</text:p>
          </table:table-cell>
          <table:table-cell table:formula="of:=([.B954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([.A955]-[.F$2])^2" office:value-type="float" office:value="6.71846399999999">
            <text:p>6.718464</text:p>
          </table:table-cell>
          <table:table-cell table:formula="of:=([.B95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956]-[.F$2])^2" office:value-type="float" office:value="11.614464">
            <text:p>11.614464</text:p>
          </table:table-cell>
          <table:table-cell table:formula="of:=([.B956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957]-[.F$2])^2" office:value-type="float" office:value="92.006464">
            <text:p>92.006464</text:p>
          </table:table-cell>
          <table:table-cell table:formula="of:=([.B95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58]-[.F$2])^2" office:value-type="float" office:value="5.79846400000001">
            <text:p>5.798464</text:p>
          </table:table-cell>
          <table:table-cell table:formula="of:=([.B958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59]-[.F$2])^2" office:value-type="float" office:value="41.062464">
            <text:p>41.062464</text:p>
          </table:table-cell>
          <table:table-cell table:formula="of:=([.B959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60]-[.F$2])^2" office:value-type="float" office:value="2.534464">
            <text:p>2.534464</text:p>
          </table:table-cell>
          <table:table-cell table:formula="of:=([.B96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61]-[.F$2])^2" office:value-type="float" office:value="0.350463999999998">
            <text:p>0.350464</text:p>
          </table:table-cell>
          <table:table-cell table:formula="of:=([.B96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62]-[.F$2])^2" office:value-type="float" office:value="0.350463999999998">
            <text:p>0.350464</text:p>
          </table:table-cell>
          <table:table-cell table:formula="of:=([.B962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963]-[.F$2])^2" office:value-type="float" office:value="0.350463999999998">
            <text:p>0.350464</text:p>
          </table:table-cell>
          <table:table-cell table:formula="of:=([.B963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964]-[.F$2])^2" office:value-type="float" office:value="2.534464">
            <text:p>2.534464</text:p>
          </table:table-cell>
          <table:table-cell table:formula="of:=([.B964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965]-[.F$2])^2" office:value-type="float" office:value="41.062464">
            <text:p>41.062464</text:p>
          </table:table-cell>
          <table:table-cell table:formula="of:=([.B965]-[.J$2])^2" office:value-type="float" office:value="22.4676">
            <text:p>22.4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66]-[.F$2])^2" office:value-type="float" office:value="2.534464">
            <text:p>2.534464</text:p>
          </table:table-cell>
          <table:table-cell table:formula="of:=([.B96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67]-[.F$2])^2" office:value-type="float" office:value="0.350463999999998">
            <text:p>0.350464</text:p>
          </table:table-cell>
          <table:table-cell table:formula="of:=([.B967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formula="of:=([.A968]-[.F$2])^2" office:value-type="float" office:value="134.374464">
            <text:p>134.374464</text:p>
          </table:table-cell>
          <table:table-cell table:formula="of:=([.B96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table:formula="of:=([.A969]-[.F$2])^2" office:value-type="float" office:value="998.054464">
            <text:p>998.054464</text:p>
          </table:table-cell>
          <table:table-cell table:formula="of:=([.B96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70]-[.F$2])^2" office:value-type="float" office:value="0.350463999999998">
            <text:p>0.350464</text:p>
          </table:table-cell>
          <table:table-cell table:formula="of:=([.B970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71]-[.F$2])^2" office:value-type="float" office:value="2.534464">
            <text:p>2.534464</text:p>
          </table:table-cell>
          <table:table-cell table:formula="of:=([.B971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972]-[.F$2])^2" office:value-type="float" office:value="41.062464">
            <text:p>41.062464</text:p>
          </table:table-cell>
          <table:table-cell table:formula="of:=([.B972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73]-[.F$2])^2" office:value-type="float" office:value="11.614464">
            <text:p>11.614464</text:p>
          </table:table-cell>
          <table:table-cell table:formula="of:=([.B97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74]-[.F$2])^2" office:value-type="float" office:value="11.614464">
            <text:p>11.614464</text:p>
          </table:table-cell>
          <table:table-cell table:formula="of:=([.B974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975]-[.F$2])^2" office:value-type="float" office:value="2.534464">
            <text:p>2.534464</text:p>
          </table:table-cell>
          <table:table-cell table:formula="of:=([.B975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976]-[.F$2])^2" office:value-type="float" office:value="2.534464">
            <text:p>2.534464</text:p>
          </table:table-cell>
          <table:table-cell table:formula="of:=([.B976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77]-[.F$2])^2" office:value-type="float" office:value="11.614464">
            <text:p>11.614464</text:p>
          </table:table-cell>
          <table:table-cell table:formula="of:=([.B977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([.A978]-[.F$2])^2" office:value-type="float" office:value="41.062464">
            <text:p>41.062464</text:p>
          </table:table-cell>
          <table:table-cell table:formula="of:=([.B978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formula="of:=([.A979]-[.F$2])^2" office:value-type="float" office:value="345.662464">
            <text:p>345.662464</text:p>
          </table:table-cell>
          <table:table-cell table:formula="of:=([.B97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80]-[.F$2])^2" office:value-type="float" office:value="5.79846400000001">
            <text:p>5.798464</text:p>
          </table:table-cell>
          <table:table-cell table:formula="of:=([.B980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981]-[.F$2])^2" office:value-type="float" office:value="0.350463999999998">
            <text:p>0.350464</text:p>
          </table:table-cell>
          <table:table-cell table:formula="of:=([.B981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982]-[.F$2])^2" office:value-type="float" office:value="112.190464">
            <text:p>112.190464</text:p>
          </table:table-cell>
          <table:table-cell table:formula="of:=([.B982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table:formula="of:=([.A983]-[.F$2])^2" office:value-type="float" office:value="243.110464">
            <text:p>243.110464</text:p>
          </table:table-cell>
          <table:table-cell table:formula="of:=([.B983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984]-[.F$2])^2" office:value-type="float" office:value="0.350463999999998">
            <text:p>0.350464</text:p>
          </table:table-cell>
          <table:table-cell table:formula="of:=([.B984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985]-[.F$2])^2" office:value-type="float" office:value="0.350463999999998">
            <text:p>0.350464</text:p>
          </table:table-cell>
          <table:table-cell table:formula="of:=([.B985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986]-[.F$2])^2" office:value-type="float" office:value="2.534464">
            <text:p>2.534464</text:p>
          </table:table-cell>
          <table:table-cell table:formula="of:=([.B986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87]-[.F$2])^2" office:value-type="float" office:value="0.350463999999998">
            <text:p>0.350464</text:p>
          </table:table-cell>
          <table:table-cell table:formula="of:=([.B987]-[.J$2])^2" office:value-type="float" office:value="1.5876">
            <text:p>1.5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88]-[.F$2])^2" office:value-type="float" office:value="0.350463999999998">
            <text:p>0.350464</text:p>
          </table:table-cell>
          <table:table-cell table:formula="of:=([.B988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([.A989]-[.F$2])^2" office:value-type="float" office:value="0.350463999999998">
            <text:p>0.350464</text:p>
          </table:table-cell>
          <table:table-cell table:formula="of:=([.B989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990]-[.F$2])^2" office:value-type="float" office:value="29.246464">
            <text:p>29.246464</text:p>
          </table:table-cell>
          <table:table-cell table:formula="of:=([.B990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991]-[.F$2])^2" office:value-type="float" office:value="5.79846400000001">
            <text:p>5.798464</text:p>
          </table:table-cell>
          <table:table-cell table:formula="of:=([.B991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992]-[.F$2])^2" office:value-type="float" office:value="19.430464">
            <text:p>19.430464</text:p>
          </table:table-cell>
          <table:table-cell table:formula="of:=([.B992]-[.J$2])^2" office:value-type="float" office:value="7.50759999999999">
            <text:p>7.507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993]-[.F$2])^2" office:value-type="float" office:value="31.270464">
            <text:p>31.270464</text:p>
          </table:table-cell>
          <table:table-cell table:formula="of:=([.B993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994]-[.F$2])^2" office:value-type="float" office:value="0.350463999999998">
            <text:p>0.350464</text:p>
          </table:table-cell>
          <table:table-cell table:formula="of:=([.B994]-[.J$2])^2" office:value-type="float" office:value="13.9876">
            <text:p>13.9876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([.A995]-[.F$2])^2" office:value-type="float" office:value="0.166464000000001">
            <text:p>0.166464</text:p>
          </table:table-cell>
          <table:table-cell table:formula="of:=([.B995]-[.J$2])^2" office:value-type="float" office:value="5.10760000000001">
            <text:p>5.10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996]-[.F$2])^2" office:value-type="float" office:value="1.982464">
            <text:p>1.982464</text:p>
          </table:table-cell>
          <table:table-cell table:formula="of:=([.B996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997]-[.F$2])^2" office:value-type="float" office:value="1.982464">
            <text:p>1.982464</text:p>
          </table:table-cell>
          <table:table-cell table:formula="of:=([.B997]-[.J$2])^2" office:value-type="float" office:value="0.547599999999998">
            <text:p>0.5476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([.A998]-[.F$2])^2" office:value-type="float" office:value="134.374464">
            <text:p>134.374464</text:p>
          </table:table-cell>
          <table:table-cell table:formula="of:=([.B998]-[.J$2])^2" office:value-type="float" office:value="0.0676000000000008">
            <text:p>0.067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999]-[.F$2])^2" office:value-type="float" office:value="29.246464">
            <text:p>29.246464</text:p>
          </table:table-cell>
          <table:table-cell table:formula="of:=([.B999]-[.J$2])^2" office:value-type="float" office:value="3.02759999999999">
            <text:p>3.027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00]-[.F$2])^2" office:value-type="float" office:value="29.246464">
            <text:p>29.246464</text:p>
          </table:table-cell>
          <table:table-cell table:formula="of:=([.B1000]-[.J$2])^2" office:value-type="float" office:value="13.9876">
            <text:p>13.9876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1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1:54:32</dc:date>
    <meta:generator>LibreOffice/3.4$Linux LibreOffice_project/340m1$Build-1206</meta:generator>
    <meta:editing-duration>PT20H29M25S</meta:editing-duration>
    <meta:editing-cycles>1</meta:editing-cycles>
    <meta:document-statistic meta:table-count="1" meta:cell-count="4008" meta:object-count="0"/>
  </office:meta>
</office:document-meta>
</file>